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10" table:default-cell-style-name="ce3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Phone</text:p>
          </table:table-cell>
          <table:covered-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Galician</text:p>
          </table:table-cell>
          <table:table-cell table:style-name="ce1" office:value-type="string" calcext:value-type="string" table:number-columns-spanned="1" table:number-rows-spanned="2">
            <text:p>Dur.</text:p>
          </table:table-cell>
          <table:table-cell office:value-type="float" office:value="71.9739381380802" calcext:value-type="float">
            <text:p>71.97</text:p>
          </table:table-cell>
          <table:table-cell office:value-type="float" office:value="57.1730191578811" calcext:value-type="float">
            <text:p>57.17</text:p>
          </table:table-cell>
          <table:table-cell office:value-type="float" office:value="82.9291038680244" calcext:value-type="float">
            <text:p>82.93</text:p>
          </table:table-cell>
          <table:table-cell office:value-type="float" office:value="96.0572942523441" calcext:value-type="float">
            <text:p>96.06</text:p>
          </table:table-cell>
          <table:table-cell office:value-type="float" office:value="96.1335655109297" calcext:value-type="float">
            <text:p>96.13</text:p>
          </table:table-cell>
          <table:table-cell office:value-type="float" office:value="65.8510509903896" calcext:value-type="float">
            <text:p>65.85</text:p>
          </table:table-cell>
          <table:table-cell office:value-type="float" office:value="84.672653283077" calcext:value-type="float">
            <text:p>84.67</text:p>
          </table:table-cell>
          <table:table-cell office:value-type="float" office:value="86.1706323579838" calcext:value-type="float">
            <text:p>86.17</text:p>
          </table:table-cell>
          <table:table-cell office:value-type="float" office:value="96.1653452020101" calcext:value-type="float">
            <text:p>96.17</text:p>
          </table:table-cell>
          <table:table-cell office:value-type="float" office:value="61.2288714769358" calcext:value-type="float">
            <text:p>61.23</text:p>
          </table:table-cell>
          <table:table-cell/>
        </table:table-row>
        <table:table-row table:style-name="ro1">
          <table:covered-table-cell/>
          <table:covered-table-cell table:style-name="ce1"/>
          <table:table-cell office:value-type="float" office:value="14.6736058422142" calcext:value-type="float">
            <text:p>14.67</text:p>
          </table:table-cell>
          <table:table-cell office:value-type="float" office:value="10.3342278664521" calcext:value-type="float">
            <text:p>10.33</text:p>
          </table:table-cell>
          <table:table-cell office:value-type="float" office:value="14.3247857474495" calcext:value-type="float">
            <text:p>14.32</text:p>
          </table:table-cell>
          <table:table-cell office:value-type="float" office:value="9.83204271507083" calcext:value-type="float">
            <text:p>9.83</text:p>
          </table:table-cell>
          <table:table-cell office:value-type="float" office:value="21.1049452447126" calcext:value-type="float">
            <text:p>21.10</text:p>
          </table:table-cell>
          <table:table-cell office:value-type="float" office:value="14.3786938251976" calcext:value-type="float">
            <text:p>14.38</text:p>
          </table:table-cell>
          <table:table-cell office:value-type="float" office:value="21.7865267039643" calcext:value-type="float">
            <text:p>21.79</text:p>
          </table:table-cell>
          <table:table-cell office:value-type="float" office:value="11.0785160871678" calcext:value-type="float">
            <text:p>11.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.9394489808794" calcext:value-type="float">
            <text:p>12.94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F0</text:p>
          </table:table-cell>
          <table:table-cell office:value-type="float" office:value="120.527384337444" calcext:value-type="float">
            <text:p>120.53</text:p>
          </table:table-cell>
          <table:table-cell office:value-type="float" office:value="124.58790211733" calcext:value-type="float">
            <text:p>124.59</text:p>
          </table:table-cell>
          <table:table-cell office:value-type="float" office:value="119.72518767757" calcext:value-type="float">
            <text:p>119.73</text:p>
          </table:table-cell>
          <table:table-cell office:value-type="float" office:value="110.841858675372" calcext:value-type="float">
            <text:p>110.84</text:p>
          </table:table-cell>
          <table:table-cell office:value-type="float" office:value="112.360993404125" calcext:value-type="float">
            <text:p>112.36</text:p>
          </table:table-cell>
          <table:table-cell office:value-type="float" office:value="123.648231004374" calcext:value-type="float">
            <text:p>123.65</text:p>
          </table:table-cell>
          <table:table-cell office:value-type="float" office:value="116.97144617504" calcext:value-type="float">
            <text:p>116.97</text:p>
          </table:table-cell>
          <table:table-cell office:value-type="float" office:value="111.77854611303" calcext:value-type="float">
            <text:p>111.78</text:p>
          </table:table-cell>
          <table:table-cell office:value-type="float" office:value="122.755770365539" calcext:value-type="float">
            <text:p>122.76</text:p>
          </table:table-cell>
          <table:table-cell office:value-type="float" office:value="125.105262123874" calcext:value-type="float">
            <text:p>125.11</text:p>
          </table:table-cell>
          <table:table-cell/>
        </table:table-row>
        <table:table-row table:style-name="ro1">
          <table:covered-table-cell/>
          <table:covered-table-cell table:style-name="ce1"/>
          <table:table-cell office:value-type="float" office:value="3.84508640531309" calcext:value-type="float">
            <text:p>3.85</text:p>
          </table:table-cell>
          <table:table-cell office:value-type="float" office:value="5.54135460260867" calcext:value-type="float">
            <text:p>5.54</text:p>
          </table:table-cell>
          <table:table-cell office:value-type="float" office:value="4.51143110750684" calcext:value-type="float">
            <text:p>4.51</text:p>
          </table:table-cell>
          <table:table-cell office:value-type="float" office:value="3.13405964808131" calcext:value-type="float">
            <text:p>3.13</text:p>
          </table:table-cell>
          <table:table-cell office:value-type="float" office:value="5.54366667531935" calcext:value-type="float">
            <text:p>5.54</text:p>
          </table:table-cell>
          <table:table-cell office:value-type="float" office:value="5.03503975593089" calcext:value-type="float">
            <text:p>5.04</text:p>
          </table:table-cell>
          <table:table-cell office:value-type="float" office:value="3.70665771065302" calcext:value-type="float">
            <text:p>3.71</text:p>
          </table:table-cell>
          <table:table-cell office:value-type="float" office:value="2.59976594893731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office:value-type="float" office:value="6.42353420975623" calcext:value-type="float">
            <text:p>6.42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F1</text:p>
          </table:table-cell>
          <table:table-cell office:value-type="float" office:value="291.73374768685" calcext:value-type="float">
            <text:p>291.73</text:p>
          </table:table-cell>
          <table:table-cell office:value-type="float" office:value="391.610530293025" calcext:value-type="float">
            <text:p>391.61</text:p>
          </table:table-cell>
          <table:table-cell office:value-type="float" office:value="414.75726078453" calcext:value-type="float">
            <text:p>414.76</text:p>
          </table:table-cell>
          <table:table-cell office:value-type="float" office:value="504.763796882382" calcext:value-type="float">
            <text:p>504.76</text:p>
          </table:table-cell>
          <table:table-cell office:value-type="float" office:value="669.562175053117" calcext:value-type="float">
            <text:p>669.56</text:p>
          </table:table-cell>
          <table:table-cell office:value-type="float" office:value="450.536248807353" calcext:value-type="float">
            <text:p>450.54</text:p>
          </table:table-cell>
          <table:table-cell office:value-type="float" office:value="446.205593657074" calcext:value-type="float">
            <text:p>446.21</text:p>
          </table:table-cell>
          <table:table-cell office:value-type="float" office:value="510.215761258308" calcext:value-type="float">
            <text:p>510.22</text:p>
          </table:table-cell>
          <table:table-cell office:value-type="float" office:value="359.52432170147" calcext:value-type="float">
            <text:p>359.52</text:p>
          </table:table-cell>
          <table:table-cell office:value-type="float" office:value="392.995881813745" calcext:value-type="float">
            <text:p>393.00</text:p>
          </table:table-cell>
          <table:table-cell/>
        </table:table-row>
        <table:table-row table:style-name="ro1">
          <table:covered-table-cell/>
          <table:covered-table-cell table:style-name="ce1"/>
          <table:table-cell office:value-type="float" office:value="14.6306309486723" calcext:value-type="float">
            <text:p>14.63</text:p>
          </table:table-cell>
          <table:table-cell office:value-type="float" office:value="66.8608041934295" calcext:value-type="float">
            <text:p>66.86</text:p>
          </table:table-cell>
          <table:table-cell office:value-type="float" office:value="22.7387791632332" calcext:value-type="float">
            <text:p>22.74</text:p>
          </table:table-cell>
          <table:table-cell office:value-type="float" office:value="64.6463158969811" calcext:value-type="float">
            <text:p>64.65</text:p>
          </table:table-cell>
          <table:table-cell office:value-type="float" office:value="31.4701332654042" calcext:value-type="float">
            <text:p>31.47</text:p>
          </table:table-cell>
          <table:table-cell office:value-type="float" office:value="35.784925318727" calcext:value-type="float">
            <text:p>35.78</text:p>
          </table:table-cell>
          <table:table-cell office:value-type="float" office:value="27.8637804236292" calcext:value-type="float">
            <text:p>27.86</text:p>
          </table:table-cell>
          <table:table-cell office:value-type="float" office:value="18.8125740502622" calcext:value-type="float">
            <text:p>18.81</text:p>
          </table:table-cell>
          <table:table-cell office:value-type="float" office:value="0" calcext:value-type="float">
            <text:p>0.00</text:p>
          </table:table-cell>
          <table:table-cell office:value-type="float" office:value="37.499559609742" calcext:value-type="float">
            <text:p>37.50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F2</text:p>
          </table:table-cell>
          <table:table-cell office:value-type="float" office:value="1987.74014663078" calcext:value-type="float">
            <text:p>1,987.74</text:p>
          </table:table-cell>
          <table:table-cell office:value-type="float" office:value="1680.61905730185" calcext:value-type="float">
            <text:p>1,680.62</text:p>
          </table:table-cell>
          <table:table-cell office:value-type="float" office:value="1793.93497111318" calcext:value-type="float">
            <text:p>1,793.93</text:p>
          </table:table-cell>
          <table:table-cell office:value-type="float" office:value="1645.21606307954" calcext:value-type="float">
            <text:p>1,645.22</text:p>
          </table:table-cell>
          <table:table-cell office:value-type="float" office:value="1393.02425941355" calcext:value-type="float">
            <text:p>1,393.02</text:p>
          </table:table-cell>
          <table:table-cell office:value-type="float" office:value="1501.81124656259" calcext:value-type="float">
            <text:p>1,501.81</text:p>
          </table:table-cell>
          <table:table-cell office:value-type="float" office:value="984.873584432088" calcext:value-type="float">
            <text:p>984.87</text:p>
          </table:table-cell>
          <table:table-cell office:value-type="float" office:value="1013.78746210324" calcext:value-type="float">
            <text:p>1,013.79</text:p>
          </table:table-cell>
          <table:table-cell office:value-type="float" office:value="1064.47205077441" calcext:value-type="float">
            <text:p>1,064.47</text:p>
          </table:table-cell>
          <table:table-cell office:value-type="float" office:value="1360.25476349368" calcext:value-type="float">
            <text:p>1,360.25</text:p>
          </table:table-cell>
          <table:table-cell/>
        </table:table-row>
        <table:table-row table:style-name="ro1">
          <table:covered-table-cell/>
          <table:covered-table-cell table:style-name="ce1"/>
          <table:table-cell office:value-type="float" office:value="76.2565858457857" calcext:value-type="float">
            <text:p>76.26</text:p>
          </table:table-cell>
          <table:table-cell office:value-type="float" office:value="83.7832620452574" calcext:value-type="float">
            <text:p>83.78</text:p>
          </table:table-cell>
          <table:table-cell office:value-type="float" office:value="87.9457080099923" calcext:value-type="float">
            <text:p>87.95</text:p>
          </table:table-cell>
          <table:table-cell office:value-type="float" office:value="93.21066487995" calcext:value-type="float">
            <text:p>93.21</text:p>
          </table:table-cell>
          <table:table-cell office:value-type="float" office:value="66.809937477519" calcext:value-type="float">
            <text:p>66.81</text:p>
          </table:table-cell>
          <table:table-cell office:value-type="float" office:value="56.9244492367384" calcext:value-type="float">
            <text:p>56.92</text:p>
          </table:table-cell>
          <table:table-cell office:value-type="float" office:value="82.9085103619342" calcext:value-type="float">
            <text:p>82.91</text:p>
          </table:table-cell>
          <table:table-cell office:value-type="float" office:value="9.95604493604723" calcext:value-type="float">
            <text:p>9.96</text:p>
          </table:table-cell>
          <table:table-cell office:value-type="float" office:value="0" calcext:value-type="float">
            <text:p>0.00</text:p>
          </table:table-cell>
          <table:table-cell office:value-type="float" office:value="118.498221047624" calcext:value-type="float">
            <text:p>118.50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F3</text:p>
          </table:table-cell>
          <table:table-cell office:value-type="float" office:value="2755.38031220212" calcext:value-type="float">
            <text:p>2,755.38</text:p>
          </table:table-cell>
          <table:table-cell office:value-type="float" office:value="2458.9683004158" calcext:value-type="float">
            <text:p>2,458.97</text:p>
          </table:table-cell>
          <table:table-cell office:value-type="float" office:value="2509.43712294586" calcext:value-type="float">
            <text:p>2,509.44</text:p>
          </table:table-cell>
          <table:table-cell office:value-type="float" office:value="2497.65952670056" calcext:value-type="float">
            <text:p>2,497.66</text:p>
          </table:table-cell>
          <table:table-cell office:value-type="float" office:value="2407.47627725142" calcext:value-type="float">
            <text:p>2,407.48</text:p>
          </table:table-cell>
          <table:table-cell office:value-type="float" office:value="2444.21157080549" calcext:value-type="float">
            <text:p>2,444.21</text:p>
          </table:table-cell>
          <table:table-cell office:value-type="float" office:value="2496.46873045261" calcext:value-type="float">
            <text:p>2,496.47</text:p>
          </table:table-cell>
          <table:table-cell office:value-type="float" office:value="2435.78482563993" calcext:value-type="float">
            <text:p>2,435.78</text:p>
          </table:table-cell>
          <table:table-cell office:value-type="float" office:value="2465.68528351483" calcext:value-type="float">
            <text:p>2,465.69</text:p>
          </table:table-cell>
          <table:table-cell office:value-type="float" office:value="2375.84067951155" calcext:value-type="float">
            <text:p>2,375.84</text:p>
          </table:table-cell>
          <table:table-cell/>
        </table:table-row>
        <table:table-row table:style-name="ro1">
          <table:covered-table-cell/>
          <table:covered-table-cell table:style-name="ce1"/>
          <table:table-cell office:value-type="float" office:value="183.969081600735" calcext:value-type="float">
            <text:p>183.97</text:p>
          </table:table-cell>
          <table:table-cell office:value-type="float" office:value="105.22411563387" calcext:value-type="float">
            <text:p>105.22</text:p>
          </table:table-cell>
          <table:table-cell office:value-type="float" office:value="71.0706908352705" calcext:value-type="float">
            <text:p>71.07</text:p>
          </table:table-cell>
          <table:table-cell office:value-type="float" office:value="77.2732024815822" calcext:value-type="float">
            <text:p>77.27</text:p>
          </table:table-cell>
          <table:table-cell office:value-type="float" office:value="49.3258300648865" calcext:value-type="float">
            <text:p>49.33</text:p>
          </table:table-cell>
          <table:table-cell office:value-type="float" office:value="103.743433934475" calcext:value-type="float">
            <text:p>103.74</text:p>
          </table:table-cell>
          <table:table-cell office:value-type="float" office:value="83.3280356644493" calcext:value-type="float">
            <text:p>83.33</text:p>
          </table:table-cell>
          <table:table-cell office:value-type="float" office:value="12.999459286500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101.382219225943" calcext:value-type="float">
            <text:p>101.3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EP</text:p>
          </table:table-cell>
          <table:table-cell table:style-name="ce1" office:value-type="string" calcext:value-type="string" table:number-columns-spanned="1" table:number-rows-spanned="2">
            <text:p>Dur.</text:p>
          </table:table-cell>
          <table:table-cell office:value-type="float" office:value="73.4157088906855" calcext:value-type="float">
            <text:p>73.42</text:p>
          </table:table-cell>
          <table:table-cell office:value-type="float" office:value="35.2196981840436" calcext:value-type="float">
            <text:p>35.22</text:p>
          </table:table-cell>
          <table:table-cell office:value-type="float" office:value="93.7538444617481" calcext:value-type="float">
            <text:p>93.75</text:p>
          </table:table-cell>
          <table:table-cell office:value-type="float" office:value="92.0176621569091" calcext:value-type="float">
            <text:p>92.02</text:p>
          </table:table-cell>
          <table:table-cell office:value-type="float" office:value="102.930808073087" calcext:value-type="float">
            <text:p>102.93</text:p>
          </table:table-cell>
          <table:table-cell office:value-type="float" office:value="55.5578337551133" calcext:value-type="float">
            <text:p>55.56</text:p>
          </table:table-cell>
          <table:table-cell office:value-type="float" office:value="89.7854277649586" calcext:value-type="float">
            <text:p>89.79</text:p>
          </table:table-cell>
          <table:table-cell office:value-type="float" office:value="94.2498965488596" calcext:value-type="float">
            <text:p>94.25</text:p>
          </table:table-cell>
          <table:table-cell office:value-type="float" office:value="58.0380941906071" calcext:value-type="float">
            <text:p>58.04</text:p>
          </table:table-cell>
          <table:table-cell office:value-type="float" office:value="36.4598284017923" calcext:value-type="float">
            <text:p>36.46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14.5914377003485" calcext:value-type="float">
            <text:p>14.59</text:p>
          </table:table-cell>
          <table:table-cell office:value-type="float" office:value="2.80609435687628" calcext:value-type="float">
            <text:p>2.81</text:p>
          </table:table-cell>
          <table:table-cell office:value-type="float" office:value="16.6328100341251" calcext:value-type="float">
            <text:p>16.63</text:p>
          </table:table-cell>
          <table:table-cell office:value-type="float" office:value="19.2880814964354" calcext:value-type="float">
            <text:p>19.29</text:p>
          </table:table-cell>
          <table:table-cell office:value-type="float" office:value="16.822919874561" calcext:value-type="float">
            <text:p>16.82</text:p>
          </table:table-cell>
          <table:table-cell office:value-type="float" office:value="11.8272750747287" calcext:value-type="float">
            <text:p>11.83</text:p>
          </table:table-cell>
          <table:table-cell office:value-type="float" office:value="32.6668284043613" calcext:value-type="float">
            <text:p>32.67</text:p>
          </table:table-cell>
          <table:table-cell office:value-type="float" office:value="26.3261690641077" calcext:value-type="float">
            <text:p>26.33</text:p>
          </table:table-cell>
          <table:table-cell office:value-type="float" office:value="0" calcext:value-type="float">
            <text:p>0.00</text:p>
          </table:table-cell>
          <table:table-cell office:value-type="float" office:value="3.15685615148205" calcext:value-type="float">
            <text:p>3.16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2">
            <text:p>F0</text:p>
          </table:table-cell>
          <table:table-cell office:value-type="float" office:value="120.094358047252" calcext:value-type="float">
            <text:p>120.09</text:p>
          </table:table-cell>
          <table:table-cell office:value-type="float" office:value="106.015084833414" calcext:value-type="float">
            <text:p>106.02</text:p>
          </table:table-cell>
          <table:table-cell office:value-type="float" office:value="119.757580180684" calcext:value-type="float">
            <text:p>119.76</text:p>
          </table:table-cell>
          <table:table-cell office:value-type="float" office:value="117.636315311493" calcext:value-type="float">
            <text:p>117.64</text:p>
          </table:table-cell>
          <table:table-cell office:value-type="float" office:value="116.275775154476" calcext:value-type="float">
            <text:p>116.28</text:p>
          </table:table-cell>
          <table:table-cell office:value-type="float" office:value="113.553664663816" calcext:value-type="float">
            <text:p>113.55</text:p>
          </table:table-cell>
          <table:table-cell office:value-type="float" office:value="116.589291554248" calcext:value-type="float">
            <text:p>116.59</text:p>
          </table:table-cell>
          <table:table-cell office:value-type="float" office:value="115.577784248382" calcext:value-type="float">
            <text:p>115.58</text:p>
          </table:table-cell>
          <table:table-cell office:value-type="float" office:value="121.579276392001" calcext:value-type="float">
            <text:p>121.58</text:p>
          </table:table-cell>
          <table:table-cell office:value-type="float" office:value="107.812759088254" calcext:value-type="float">
            <text:p>107.81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5.52718729506871" calcext:value-type="float">
            <text:p>5.53</text:p>
          </table:table-cell>
          <table:table-cell office:value-type="float" office:value="9.26351782026427" calcext:value-type="float">
            <text:p>9.26</text:p>
          </table:table-cell>
          <table:table-cell office:value-type="float" office:value="3.70365940565525" calcext:value-type="float">
            <text:p>3.70</text:p>
          </table:table-cell>
          <table:table-cell office:value-type="float" office:value="2.92051451952014" calcext:value-type="float">
            <text:p>2.92</text:p>
          </table:table-cell>
          <table:table-cell office:value-type="float" office:value="2.45367925242502" calcext:value-type="float">
            <text:p>2.45</text:p>
          </table:table-cell>
          <table:table-cell office:value-type="float" office:value="5.22916599855797" calcext:value-type="float">
            <text:p>5.23</text:p>
          </table:table-cell>
          <table:table-cell office:value-type="float" office:value="2.58379682518009" calcext:value-type="float">
            <text:p>2.58</text:p>
          </table:table-cell>
          <table:table-cell office:value-type="float" office:value="1.36425041069283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office:value-type="float" office:value="7.20519577282519" calcext:value-type="float">
            <text:p>7.21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2">
            <text:p>F1</text:p>
          </table:table-cell>
          <table:table-cell office:value-type="float" office:value="287.633101616369" calcext:value-type="float">
            <text:p>287.63</text:p>
          </table:table-cell>
          <table:table-cell office:value-type="float" office:value="286.969492498697" calcext:value-type="float">
            <text:p>286.97</text:p>
          </table:table-cell>
          <table:table-cell office:value-type="float" office:value="377.475576678815" calcext:value-type="float">
            <text:p>377.48</text:p>
          </table:table-cell>
          <table:table-cell office:value-type="float" office:value="463.696269234856" calcext:value-type="float">
            <text:p>463.70</text:p>
          </table:table-cell>
          <table:table-cell office:value-type="float" office:value="589.121467515873" calcext:value-type="float">
            <text:p>589.12</text:p>
          </table:table-cell>
          <table:table-cell office:value-type="float" office:value="374.88078583902" calcext:value-type="float">
            <text:p>374.88</text:p>
          </table:table-cell>
          <table:table-cell office:value-type="float" office:value="470.172871923171" calcext:value-type="float">
            <text:p>470.17</text:p>
          </table:table-cell>
          <table:table-cell office:value-type="float" office:value="515.373660125847" calcext:value-type="float">
            <text:p>515.37</text:p>
          </table:table-cell>
          <table:table-cell office:value-type="float" office:value="314.260310026648" calcext:value-type="float">
            <text:p>314.26</text:p>
          </table:table-cell>
          <table:table-cell office:value-type="float" office:value="274.559620019218" calcext:value-type="float">
            <text:p>274.56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19.8518516083458" calcext:value-type="float">
            <text:p>19.85</text:p>
          </table:table-cell>
          <table:table-cell office:value-type="float" office:value="34.0886047962661" calcext:value-type="float">
            <text:p>34.09</text:p>
          </table:table-cell>
          <table:table-cell office:value-type="float" office:value="26.3217889633462" calcext:value-type="float">
            <text:p>26.32</text:p>
          </table:table-cell>
          <table:table-cell office:value-type="float" office:value="13.3993938673128" calcext:value-type="float">
            <text:p>13.40</text:p>
          </table:table-cell>
          <table:table-cell office:value-type="float" office:value="33.9993313131475" calcext:value-type="float">
            <text:p>34.00</text:p>
          </table:table-cell>
          <table:table-cell office:value-type="float" office:value="29.1583592525726" calcext:value-type="float">
            <text:p>29.16</text:p>
          </table:table-cell>
          <table:table-cell office:value-type="float" office:value="34.0408763596864" calcext:value-type="float">
            <text:p>34.04</text:p>
          </table:table-cell>
          <table:table-cell office:value-type="float" office:value="15.1442441813834" calcext:value-type="float">
            <text:p>15.14</text:p>
          </table:table-cell>
          <table:table-cell office:value-type="float" office:value="0" calcext:value-type="float">
            <text:p>0.00</text:p>
          </table:table-cell>
          <table:table-cell office:value-type="float" office:value="16.2875224412546" calcext:value-type="float">
            <text:p>16.29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2">
            <text:p>F2</text:p>
          </table:table-cell>
          <table:table-cell office:value-type="float" office:value="2124.96189545062" calcext:value-type="float">
            <text:p>2,124.96</text:p>
          </table:table-cell>
          <table:table-cell office:value-type="float" office:value="1602.56021402364" calcext:value-type="float">
            <text:p>1,602.56</text:p>
          </table:table-cell>
          <table:table-cell office:value-type="float" office:value="1932.64740675609" calcext:value-type="float">
            <text:p>1,932.65</text:p>
          </table:table-cell>
          <table:table-cell office:value-type="float" office:value="1788.76873092172" calcext:value-type="float">
            <text:p>1,788.77</text:p>
          </table:table-cell>
          <table:table-cell office:value-type="float" office:value="1426.4158689686" calcext:value-type="float">
            <text:p>1,426.42</text:p>
          </table:table-cell>
          <table:table-cell office:value-type="float" office:value="1707.71229528064" calcext:value-type="float">
            <text:p>1,707.71</text:p>
          </table:table-cell>
          <table:table-cell office:value-type="float" office:value="1020.72914384801" calcext:value-type="float">
            <text:p>1,020.73</text:p>
          </table:table-cell>
          <table:table-cell office:value-type="float" office:value="1065.21603476638" calcext:value-type="float">
            <text:p>1,065.22</text:p>
          </table:table-cell>
          <table:table-cell office:value-type="float" office:value="1145.85859519782" calcext:value-type="float">
            <text:p>1,145.86</text:p>
          </table:table-cell>
          <table:table-cell office:value-type="float" office:value="1672.74451891081" calcext:value-type="float">
            <text:p>1,672.74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49.4001945293595" calcext:value-type="float">
            <text:p>49.40</text:p>
          </table:table-cell>
          <table:table-cell office:value-type="float" office:value="98.6531411618033" calcext:value-type="float">
            <text:p>98.65</text:p>
          </table:table-cell>
          <table:table-cell office:value-type="float" office:value="65.8111428679023" calcext:value-type="float">
            <text:p>65.81</text:p>
          </table:table-cell>
          <table:table-cell office:value-type="float" office:value="75.2547825385763" calcext:value-type="float">
            <text:p>75.25</text:p>
          </table:table-cell>
          <table:table-cell office:value-type="float" office:value="120.616151079317" calcext:value-type="float">
            <text:p>120.62</text:p>
          </table:table-cell>
          <table:table-cell office:value-type="float" office:value="104.373493057449" calcext:value-type="float">
            <text:p>104.37</text:p>
          </table:table-cell>
          <table:table-cell office:value-type="float" office:value="155.526062253613" calcext:value-type="float">
            <text:p>155.53</text:p>
          </table:table-cell>
          <table:table-cell office:value-type="float" office:value="63.6221055566493" calcext:value-type="float">
            <text:p>63.62</text:p>
          </table:table-cell>
          <table:table-cell office:value-type="float" office:value="0" calcext:value-type="float">
            <text:p>0.00</text:p>
          </table:table-cell>
          <table:table-cell office:value-type="float" office:value="140.382560637367" calcext:value-type="float">
            <text:p>140.38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2">
            <text:p>F3</text:p>
          </table:table-cell>
          <table:table-cell office:value-type="float" office:value="2830.45075622215" calcext:value-type="float">
            <text:p>2,830.45</text:p>
          </table:table-cell>
          <table:table-cell office:value-type="float" office:value="2599.37416301499" calcext:value-type="float">
            <text:p>2,599.37</text:p>
          </table:table-cell>
          <table:table-cell office:value-type="float" office:value="2502.10666951743" calcext:value-type="float">
            <text:p>2,502.11</text:p>
          </table:table-cell>
          <table:table-cell office:value-type="float" office:value="2387.63510266028" calcext:value-type="float">
            <text:p>2,387.64</text:p>
          </table:table-cell>
          <table:table-cell office:value-type="float" office:value="2333.15509859531" calcext:value-type="float">
            <text:p>2,333.16</text:p>
          </table:table-cell>
          <table:table-cell office:value-type="float" office:value="2414.42292180282" calcext:value-type="float">
            <text:p>2,414.42</text:p>
          </table:table-cell>
          <table:table-cell office:value-type="float" office:value="2348.95737359717" calcext:value-type="float">
            <text:p>2,348.96</text:p>
          </table:table-cell>
          <table:table-cell office:value-type="float" office:value="2232.18958715103" calcext:value-type="float">
            <text:p>2,232.19</text:p>
          </table:table-cell>
          <table:table-cell office:value-type="float" office:value="2214.53130555476" calcext:value-type="float">
            <text:p>2,214.53</text:p>
          </table:table-cell>
          <table:table-cell office:value-type="float" office:value="2859.37415356062" calcext:value-type="float">
            <text:p>2,859.37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174.287474897317" calcext:value-type="float">
            <text:p>174.29</text:p>
          </table:table-cell>
          <table:table-cell office:value-type="float" office:value="51.108307900042" calcext:value-type="float">
            <text:p>51.11</text:p>
          </table:table-cell>
          <table:table-cell office:value-type="float" office:value="49.2327106599935" calcext:value-type="float">
            <text:p>49.23</text:p>
          </table:table-cell>
          <table:table-cell office:value-type="float" office:value="95.3750408565885" calcext:value-type="float">
            <text:p>95.38</text:p>
          </table:table-cell>
          <table:table-cell office:value-type="float" office:value="102.022630992443" calcext:value-type="float">
            <text:p>102.02</text:p>
          </table:table-cell>
          <table:table-cell office:value-type="float" office:value="123.34658051253" calcext:value-type="float">
            <text:p>123.35</text:p>
          </table:table-cell>
          <table:table-cell office:value-type="float" office:value="98.6976241654278" calcext:value-type="float">
            <text:p>98.70</text:p>
          </table:table-cell>
          <table:table-cell office:value-type="float" office:value="107.659094703969" calcext:value-type="float">
            <text:p>107.66</text:p>
          </table:table-cell>
          <table:table-cell office:value-type="float" office:value="0" calcext:value-type="float">
            <text:p>0.00</text:p>
          </table:table-cell>
          <table:table-cell office:value-type="float" office:value="187.631360997974" calcext:value-type="float">
            <text:p>187.6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BP</text:p>
          </table:table-cell>
          <table:table-cell table:style-name="ce1" office:value-type="string" calcext:value-type="string" table:number-columns-spanned="1" table:number-rows-spanned="2">
            <text:p>Dur.</text:p>
          </table:table-cell>
          <table:table-cell office:value-type="float" office:value="87.44563356403" calcext:value-type="float">
            <text:p>87.45</text:p>
          </table:table-cell>
          <table:table-cell office:value-type="float" office:value="51.9196740156063" calcext:value-type="float">
            <text:p>51.92</text:p>
          </table:table-cell>
          <table:table-cell office:value-type="float" office:value="107.777875446933" calcext:value-type="float">
            <text:p>107.78</text:p>
          </table:table-cell>
          <table:table-cell office:value-type="float" office:value="118.549695632361" calcext:value-type="float">
            <text:p>118.55</text:p>
          </table:table-cell>
          <table:table-cell office:value-type="float" office:value="117.761950668157" calcext:value-type="float">
            <text:p>117.76</text:p>
          </table:table-cell>
          <table:table-cell office:value-type="float" office:value="54.2187791692068" calcext:value-type="float">
            <text:p>54.22</text:p>
          </table:table-cell>
          <table:table-cell office:value-type="float" office:value="105.342097912054" calcext:value-type="float">
            <text:p>105.34</text:p>
          </table:table-cell>
          <table:table-cell office:value-type="float" office:value="109.980430909199" calcext:value-type="float">
            <text:p>109.98</text:p>
          </table:table-cell>
          <table:table-cell office:value-type="float" office:value="114.263879270929" calcext:value-type="float">
            <text:p>114.26</text:p>
          </table:table-cell>
          <table:table-cell office:value-type="float" office:value="59.1363745835927" calcext:value-type="float">
            <text:p>59.14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10.0065719843971" calcext:value-type="float">
            <text:p>10.01</text:p>
          </table:table-cell>
          <table:table-cell office:value-type="float" office:value="11.0880979631112" calcext:value-type="float">
            <text:p>11.09</text:p>
          </table:table-cell>
          <table:table-cell office:value-type="float" office:value="41.7999872149137" calcext:value-type="float">
            <text:p>41.80</text:p>
          </table:table-cell>
          <table:table-cell office:value-type="float" office:value="20.1125870167193" calcext:value-type="float">
            <text:p>20.11</text:p>
          </table:table-cell>
          <table:table-cell office:value-type="float" office:value="20.458208219756" calcext:value-type="float">
            <text:p>20.46</text:p>
          </table:table-cell>
          <table:table-cell office:value-type="float" office:value="7.75533380055815" calcext:value-type="float">
            <text:p>7.76</text:p>
          </table:table-cell>
          <table:table-cell office:value-type="float" office:value="26.9396062354046" calcext:value-type="float">
            <text:p>26.94</text:p>
          </table:table-cell>
          <table:table-cell office:value-type="float" office:value="19.2723015574062" calcext:value-type="float">
            <text:p>19.27</text:p>
          </table:table-cell>
          <table:table-cell office:value-type="float" office:value="0" calcext:value-type="float">
            <text:p>0.00</text:p>
          </table:table-cell>
          <table:table-cell office:value-type="float" office:value="11.3025600811761" calcext:value-type="float">
            <text:p>11.30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2">
            <text:p>F0</text:p>
          </table:table-cell>
          <table:table-cell office:value-type="float" office:value="163.418161551134" calcext:value-type="float">
            <text:p>163.42</text:p>
          </table:table-cell>
          <table:table-cell office:value-type="float" office:value="127.334343142272" calcext:value-type="float">
            <text:p>127.33</text:p>
          </table:table-cell>
          <table:table-cell office:value-type="float" office:value="153.46270404107" calcext:value-type="float">
            <text:p>153.46</text:p>
          </table:table-cell>
          <table:table-cell office:value-type="float" office:value="143.547172936084" calcext:value-type="float">
            <text:p>143.55</text:p>
          </table:table-cell>
          <table:table-cell office:value-type="float" office:value="136.998394901993" calcext:value-type="float">
            <text:p>137.00</text:p>
          </table:table-cell>
          <table:table-cell office:value-type="float" office:value="128.681417222508" calcext:value-type="float">
            <text:p>128.68</text:p>
          </table:table-cell>
          <table:table-cell office:value-type="float" office:value="148.214389927567" calcext:value-type="float">
            <text:p>148.21</text:p>
          </table:table-cell>
          <table:table-cell office:value-type="float" office:value="137.979882694599" calcext:value-type="float">
            <text:p>137.98</text:p>
          </table:table-cell>
          <table:table-cell office:value-type="float" office:value="162.36908622268" calcext:value-type="float">
            <text:p>162.37</text:p>
          </table:table-cell>
          <table:table-cell office:value-type="float" office:value="131.973231196021" calcext:value-type="float">
            <text:p>131.97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10.9262450837067" calcext:value-type="float">
            <text:p>10.93</text:p>
          </table:table-cell>
          <table:table-cell office:value-type="float" office:value="5.91121075785676" calcext:value-type="float">
            <text:p>5.91</text:p>
          </table:table-cell>
          <table:table-cell office:value-type="float" office:value="11.7833827570951" calcext:value-type="float">
            <text:p>11.78</text:p>
          </table:table-cell>
          <table:table-cell office:value-type="float" office:value="8.08815328099922" calcext:value-type="float">
            <text:p>8.09</text:p>
          </table:table-cell>
          <table:table-cell office:value-type="float" office:value="6.0896687621214" calcext:value-type="float">
            <text:p>6.09</text:p>
          </table:table-cell>
          <table:table-cell office:value-type="float" office:value="6.6922096427563" calcext:value-type="float">
            <text:p>6.69</text:p>
          </table:table-cell>
          <table:table-cell office:value-type="float" office:value="8.41832303984052" calcext:value-type="float">
            <text:p>8.42</text:p>
          </table:table-cell>
          <table:table-cell office:value-type="float" office:value="6.49846972289075" calcext:value-type="float">
            <text:p>6.50</text:p>
          </table:table-cell>
          <table:table-cell office:value-type="float" office:value="0" calcext:value-type="float">
            <text:p>0.00</text:p>
          </table:table-cell>
          <table:table-cell office:value-type="float" office:value="8.65956832310895" calcext:value-type="float">
            <text:p>8.66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2">
            <text:p>F1</text:p>
          </table:table-cell>
          <table:table-cell office:value-type="float" office:value="321.546361119435" calcext:value-type="float">
            <text:p>321.55</text:p>
          </table:table-cell>
          <table:table-cell office:value-type="float" office:value="334.038711006683" calcext:value-type="float">
            <text:p>334.04</text:p>
          </table:table-cell>
          <table:table-cell office:value-type="float" office:value="424.043801453212" calcext:value-type="float">
            <text:p>424.04</text:p>
          </table:table-cell>
          <table:table-cell office:value-type="float" office:value="544.899592396119" calcext:value-type="float">
            <text:p>544.90</text:p>
          </table:table-cell>
          <table:table-cell office:value-type="float" office:value="757.973082377892" calcext:value-type="float">
            <text:p>757.97</text:p>
          </table:table-cell>
          <table:table-cell office:value-type="float" office:value="412.991261777325" calcext:value-type="float">
            <text:p>412.99</text:p>
          </table:table-cell>
          <table:table-cell office:value-type="float" office:value="443.852459511599" calcext:value-type="float">
            <text:p>443.85</text:p>
          </table:table-cell>
          <table:table-cell office:value-type="float" office:value="601.66661222909" calcext:value-type="float">
            <text:p>601.67</text:p>
          </table:table-cell>
          <table:table-cell office:value-type="float" office:value="366.572306061376" calcext:value-type="float">
            <text:p>366.57</text:p>
          </table:table-cell>
          <table:table-cell office:value-type="float" office:value="348.871467297332" calcext:value-type="float">
            <text:p>348.87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12.292076295698" calcext:value-type="float">
            <text:p>12.29</text:p>
          </table:table-cell>
          <table:table-cell office:value-type="float" office:value="8.62601159209977" calcext:value-type="float">
            <text:p>8.63</text:p>
          </table:table-cell>
          <table:table-cell office:value-type="float" office:value="27.7210376819662" calcext:value-type="float">
            <text:p>27.72</text:p>
          </table:table-cell>
          <table:table-cell office:value-type="float" office:value="26.071804139169" calcext:value-type="float">
            <text:p>26.07</text:p>
          </table:table-cell>
          <table:table-cell office:value-type="float" office:value="38.4485272505418" calcext:value-type="float">
            <text:p>38.45</text:p>
          </table:table-cell>
          <table:table-cell office:value-type="float" office:value="36.637830906441" calcext:value-type="float">
            <text:p>36.64</text:p>
          </table:table-cell>
          <table:table-cell office:value-type="float" office:value="23.7659149877304" calcext:value-type="float">
            <text:p>23.77</text:p>
          </table:table-cell>
          <table:table-cell office:value-type="float" office:value="36.8058639446703" calcext:value-type="float">
            <text:p>36.81</text:p>
          </table:table-cell>
          <table:table-cell office:value-type="float" office:value="0" calcext:value-type="float">
            <text:p>0.00</text:p>
          </table:table-cell>
          <table:table-cell office:value-type="float" office:value="18.3693088351793" calcext:value-type="float">
            <text:p>18.37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2">
            <text:p>F2</text:p>
          </table:table-cell>
          <table:table-cell office:value-type="float" office:value="2089.59726389619" calcext:value-type="float">
            <text:p>2,089.60</text:p>
          </table:table-cell>
          <table:table-cell office:value-type="float" office:value="1851.80443226349" calcext:value-type="float">
            <text:p>1,851.80</text:p>
          </table:table-cell>
          <table:table-cell office:value-type="float" office:value="1981.08197594119" calcext:value-type="float">
            <text:p>1,981.08</text:p>
          </table:table-cell>
          <table:table-cell office:value-type="float" office:value="1842.57497785791" calcext:value-type="float">
            <text:p>1,842.57</text:p>
          </table:table-cell>
          <table:table-cell office:value-type="float" office:value="1470.22007415563" calcext:value-type="float">
            <text:p>1,470.22</text:p>
          </table:table-cell>
          <table:table-cell office:value-type="float" office:value="1714.26634682936" calcext:value-type="float">
            <text:p>1,714.27</text:p>
          </table:table-cell>
          <table:table-cell office:value-type="float" office:value="946.977473940199" calcext:value-type="float">
            <text:p>946.98</text:p>
          </table:table-cell>
          <table:table-cell office:value-type="float" office:value="1070.27676591967" calcext:value-type="float">
            <text:p>1,070.28</text:p>
          </table:table-cell>
          <table:table-cell office:value-type="float" office:value="994.700892423452" calcext:value-type="float">
            <text:p>994.70</text:p>
          </table:table-cell>
          <table:table-cell office:value-type="float" office:value="1598.20116587039" calcext:value-type="float">
            <text:p>1,598.20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104.209678648445" calcext:value-type="float">
            <text:p>104.21</text:p>
          </table:table-cell>
          <table:table-cell office:value-type="float" office:value="75.1383001110625" calcext:value-type="float">
            <text:p>75.14</text:p>
          </table:table-cell>
          <table:table-cell office:value-type="float" office:value="98.2146819745191" calcext:value-type="float">
            <text:p>98.21</text:p>
          </table:table-cell>
          <table:table-cell office:value-type="float" office:value="71.9953730277868" calcext:value-type="float">
            <text:p>72.00</text:p>
          </table:table-cell>
          <table:table-cell office:value-type="float" office:value="72.3446240280565" calcext:value-type="float">
            <text:p>72.34</text:p>
          </table:table-cell>
          <table:table-cell office:value-type="float" office:value="89.073711074056" calcext:value-type="float">
            <text:p>89.07</text:p>
          </table:table-cell>
          <table:table-cell office:value-type="float" office:value="106.260764227971" calcext:value-type="float">
            <text:p>106.26</text:p>
          </table:table-cell>
          <table:table-cell office:value-type="float" office:value="71.9318290321588" calcext:value-type="float">
            <text:p>71.93</text:p>
          </table:table-cell>
          <table:table-cell office:value-type="float" office:value="0" calcext:value-type="float">
            <text:p>0.00</text:p>
          </table:table-cell>
          <table:table-cell office:value-type="float" office:value="117.694723913215" calcext:value-type="float">
            <text:p>117.69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2">
            <text:p>F3</text:p>
          </table:table-cell>
          <table:table-cell office:value-type="float" office:value="2773.91017335053" calcext:value-type="float">
            <text:p>2,773.91</text:p>
          </table:table-cell>
          <table:table-cell office:value-type="float" office:value="2753.0552738012" calcext:value-type="float">
            <text:p>2,753.06</text:p>
          </table:table-cell>
          <table:table-cell office:value-type="float" office:value="2614.96433611366" calcext:value-type="float">
            <text:p>2,614.96</text:p>
          </table:table-cell>
          <table:table-cell office:value-type="float" office:value="2624.24759291711" calcext:value-type="float">
            <text:p>2,624.25</text:p>
          </table:table-cell>
          <table:table-cell office:value-type="float" office:value="2365.14857780401" calcext:value-type="float">
            <text:p>2,365.15</text:p>
          </table:table-cell>
          <table:table-cell office:value-type="float" office:value="2620.97280970256" calcext:value-type="float">
            <text:p>2,620.97</text:p>
          </table:table-cell>
          <table:table-cell office:value-type="float" office:value="2535.97811704175" calcext:value-type="float">
            <text:p>2,535.98</text:p>
          </table:table-cell>
          <table:table-cell office:value-type="float" office:value="2354.4883826522" calcext:value-type="float">
            <text:p>2,354.49</text:p>
          </table:table-cell>
          <table:table-cell office:value-type="float" office:value="2428.09013159486" calcext:value-type="float">
            <text:p>2,428.09</text:p>
          </table:table-cell>
          <table:table-cell office:value-type="float" office:value="2416.76745379258" calcext:value-type="float">
            <text:p>2,416.77</text:p>
          </table:table-cell>
          <table:table-cell/>
        </table:table-row>
        <table:table-row table:style-name="ro1">
          <table:covered-table-cell table:number-columns-repeated="2" table:style-name="ce1"/>
          <table:table-cell office:value-type="float" office:value="94.2868532001305" calcext:value-type="float">
            <text:p>94.29</text:p>
          </table:table-cell>
          <table:table-cell office:value-type="float" office:value="50.7728191002626" calcext:value-type="float">
            <text:p>50.77</text:p>
          </table:table-cell>
          <table:table-cell office:value-type="float" office:value="100.9007257291" calcext:value-type="float">
            <text:p>100.90</text:p>
          </table:table-cell>
          <table:table-cell office:value-type="float" office:value="64.3065305342056" calcext:value-type="float">
            <text:p>64.31</text:p>
          </table:table-cell>
          <table:table-cell office:value-type="float" office:value="77.8433282859519" calcext:value-type="float">
            <text:p>77.84</text:p>
          </table:table-cell>
          <table:table-cell office:value-type="float" office:value="167.621157119366" calcext:value-type="float">
            <text:p>167.62</text:p>
          </table:table-cell>
          <table:table-cell office:value-type="float" office:value="80.7945491004599" calcext:value-type="float">
            <text:p>80.79</text:p>
          </table:table-cell>
          <table:table-cell office:value-type="float" office:value="143.735446438677" calcext:value-type="float">
            <text:p>143.74</text:p>
          </table:table-cell>
          <table:table-cell office:value-type="float" office:value="0" calcext:value-type="float">
            <text:p>0.00</text:p>
          </table:table-cell>
          <table:table-cell office:value-type="float" office:value="112.817128553025" calcext:value-type="float">
            <text:p>112.82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F1/F2</text:p>
          </table:table-cell>
          <table:table-cell table:style-name="Default" table:formula="of:=[.C6]/[.C8]" office:value-type="float" office:value="0.14676654198555" calcext:value-type="float">
            <text:p>0.14676654198555</text:p>
          </table:table-cell>
          <table:table-cell table:style-name="Default" table:formula="of:=[.D6]/[.D8]" office:value-type="float" office:value="0.23301564301058" calcext:value-type="float">
            <text:p>0.23301564301058</text:p>
          </table:table-cell>
          <table:table-cell table:style-name="Default" table:formula="of:=[.E6]/[.E8]" office:value-type="float" office:value="0.23119971875411" calcext:value-type="float">
            <text:p>0.23119971875411</text:p>
          </table:table-cell>
          <table:table-cell table:style-name="Default" table:formula="of:=[.F6]/[.F8]" office:value-type="float" office:value="0.306806995269398" calcext:value-type="float">
            <text:p>0.306806995269398</text:p>
          </table:table-cell>
          <table:table-cell table:style-name="Default" table:formula="of:=[.G6]/[.G8]" office:value-type="float" office:value="0.480653635806024" calcext:value-type="float">
            <text:p>0.480653635806024</text:p>
          </table:table-cell>
          <table:table-cell table:style-name="Default" table:formula="of:=[.H6]/[.H8]" office:value-type="float" office:value="0.29999525562121" calcext:value-type="float">
            <text:p>0.29999525562121</text:p>
          </table:table-cell>
          <table:table-cell table:style-name="Default" table:formula="of:=[.I6]/[.I8]" office:value-type="float" office:value="0.453058748564539" calcext:value-type="float">
            <text:p>0.453058748564539</text:p>
          </table:table-cell>
          <table:table-cell table:style-name="Default" table:formula="of:=[.J6]/[.J8]" office:value-type="float" office:value="0.503276850751139" calcext:value-type="float">
            <text:p>0.503276850751139</text:p>
          </table:table-cell>
          <table:table-cell table:style-name="Default" table:formula="of:=[.K6]/[.K8]" office:value-type="float" office:value="0.337748953990773" calcext:value-type="float">
            <text:p>0.337748953990773</text:p>
          </table:table-cell>
          <table:table-cell table:style-name="Default" table:formula="of:=[.L6]/[.L8]" office:value-type="float" office:value="0.288913439129868" calcext:value-type="float">
            <text:p>0.288913439129868</text:p>
          </table:table-cell>
          <table:table-cell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F1/F2</text:p>
          </table:table-cell>
          <table:table-cell table:style-name="Default" table:formula="of:=[.C16]/[.C18]" office:value-type="float" office:value="0.1353591809021" calcext:value-type="float">
            <text:p>0.1353591809021</text:p>
          </table:table-cell>
          <table:table-cell table:style-name="Default" table:formula="of:=[.D16]/[.D18]" office:value-type="float" office:value="0.179069397821993" calcext:value-type="float">
            <text:p>0.179069397821993</text:p>
          </table:table-cell>
          <table:table-cell table:style-name="Default" table:formula="of:=[.E16]/[.E18]" office:value-type="float" office:value="0.195315283770463" calcext:value-type="float">
            <text:p>0.195315283770463</text:p>
          </table:table-cell>
          <table:table-cell table:style-name="Default" table:formula="of:=[.F16]/[.F18]" office:value-type="float" office:value="0.259226506601511" calcext:value-type="float">
            <text:p>0.259226506601511</text:p>
          </table:table-cell>
          <table:table-cell table:style-name="Default" table:formula="of:=[.G16]/[.G18]" office:value-type="float" office:value="0.413008211933207" calcext:value-type="float">
            <text:p>0.413008211933207</text:p>
          </table:table-cell>
          <table:table-cell table:style-name="Default" table:formula="of:=[.H16]/[.H18]" office:value-type="float" office:value="0.219522215114937" calcext:value-type="float">
            <text:p>0.219522215114937</text:p>
          </table:table-cell>
          <table:table-cell table:style-name="Default" table:formula="of:=[.I16]/[.I18]" office:value-type="float" office:value="0.460624519988411" calcext:value-type="float">
            <text:p>0.460624519988411</text:p>
          </table:table-cell>
          <table:table-cell table:style-name="Default" table:formula="of:=[.J16]/[.J18]" office:value-type="float" office:value="0.483820786868719" calcext:value-type="float">
            <text:p>0.483820786868719</text:p>
          </table:table-cell>
          <table:table-cell table:style-name="Default" table:formula="of:=[.K16]/[.K18]" office:value-type="float" office:value="0.274257496818265" calcext:value-type="float">
            <text:p>0.274257496818265</text:p>
          </table:table-cell>
          <table:table-cell table:style-name="Default" table:formula="of:=[.L16]/[.L18]" office:value-type="float" office:value="0.164137210981863" calcext:value-type="float">
            <text:p>0.164137210981863</text:p>
          </table:table-cell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1/F2</text:p>
          </table:table-cell>
          <table:table-cell table:style-name="Default" table:formula="of:=[.C26]/[.C28]" office:value-type="float" office:value="0.153879585638378" calcext:value-type="float">
            <text:p>0.153879585638378</text:p>
          </table:table-cell>
          <table:table-cell table:style-name="Default" table:formula="of:=[.D26]/[.D28]" office:value-type="float" office:value="0.180385522999522" calcext:value-type="float">
            <text:p>0.180385522999522</text:p>
          </table:table-cell>
          <table:table-cell table:style-name="Default" table:formula="of:=[.E26]/[.E28]" office:value-type="float" office:value="0.214046569805247" calcext:value-type="float">
            <text:p>0.214046569805247</text:p>
          </table:table-cell>
          <table:table-cell table:style-name="Default" table:formula="of:=[.F26]/[.F28]" office:value-type="float" office:value="0.295727228983427" calcext:value-type="float">
            <text:p>0.295727228983427</text:p>
          </table:table-cell>
          <table:table-cell table:style-name="Default" table:formula="of:=[.G26]/[.G28]" office:value-type="float" office:value="0.51555076393118" calcext:value-type="float">
            <text:p>0.51555076393118</text:p>
          </table:table-cell>
          <table:table-cell table:style-name="Default" table:formula="of:=[.H26]/[.H28]" office:value-type="float" office:value="0.240914291143367" calcext:value-type="float">
            <text:p>0.240914291143367</text:p>
          </table:table-cell>
          <table:table-cell table:style-name="Default" table:formula="of:=[.I26]/[.I28]" office:value-type="float" office:value="0.468704348018766" calcext:value-type="float">
            <text:p>0.468704348018766</text:p>
          </table:table-cell>
          <table:table-cell table:style-name="Default" table:formula="of:=[.J26]/[.J28]" office:value-type="float" office:value="0.562159836957769" calcext:value-type="float">
            <text:p>0.562159836957769</text:p>
          </table:table-cell>
          <table:table-cell table:style-name="Default" table:formula="of:=[.K26]/[.K28]" office:value-type="float" office:value="0.368525160531698" calcext:value-type="float">
            <text:p>0.368525160531698</text:p>
          </table:table-cell>
          <table:table-cell table:style-name="Default" table:formula="of:=[.L26]/[.L28]" office:value-type="float" office:value="0.218290084344504" calcext:value-type="float">
            <text:p>0.218290084344504</text:p>
          </table:table-cell>
          <table:table-cell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F1/F3</text:p>
          </table:table-cell>
          <table:table-cell table:style-name="Default" table:formula="of:=[.C6]/[.C10]" office:value-type="float" office:value="0.105877851560061" calcext:value-type="float">
            <text:p>0.105877851560061</text:p>
          </table:table-cell>
          <table:table-cell table:style-name="Default" table:formula="of:=[.D6]/[.D10]" office:value-type="float" office:value="0.159258063728111" calcext:value-type="float">
            <text:p>0.159258063728111</text:p>
          </table:table-cell>
          <table:table-cell table:style-name="Default" table:formula="of:=[.E6]/[.E10]" office:value-type="float" office:value="0.165279001012642" calcext:value-type="float">
            <text:p>0.165279001012642</text:p>
          </table:table-cell>
          <table:table-cell table:style-name="Default" table:formula="of:=[.F6]/[.F10]" office:value-type="float" office:value="0.202094717669218" calcext:value-type="float">
            <text:p>0.202094717669218</text:p>
          </table:table-cell>
          <table:table-cell table:style-name="Default" table:formula="of:=[.G6]/[.G10]" office:value-type="float" office:value="0.278117870310874" calcext:value-type="float">
            <text:p>0.278117870310874</text:p>
          </table:table-cell>
          <table:table-cell table:style-name="Default" table:formula="of:=[.H6]/[.H10]" office:value-type="float" office:value="0.184327843869456" calcext:value-type="float">
            <text:p>0.184327843869456</text:p>
          </table:table-cell>
          <table:table-cell table:style-name="Default" table:formula="of:=[.I6]/[.I10]" office:value-type="float" office:value="0.178734701626396" calcext:value-type="float">
            <text:p>0.178734701626396</text:p>
          </table:table-cell>
          <table:table-cell table:style-name="Default" table:formula="of:=[.J6]/[.J10]" office:value-type="float" office:value="0.209466680261572" calcext:value-type="float">
            <text:p>0.209466680261572</text:p>
          </table:table-cell>
          <table:table-cell table:style-name="Default" table:formula="of:=[.K6]/[.K10]" office:value-type="float" office:value="0.14581111551632" calcext:value-type="float">
            <text:p>0.14581111551632</text:p>
          </table:table-cell>
          <table:table-cell table:style-name="Default" table:formula="of:=[.L6]/[.L10]" office:value-type="float" office:value="0.165413398803552" calcext:value-type="float">
            <text:p>0.165413398803552</text:p>
          </table:table-cell>
          <table:table-cell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F1/F3</text:p>
          </table:table-cell>
          <table:table-cell table:style-name="Default" table:formula="of:=[.C16]/[.C20]" office:value-type="float" office:value="0.101620952416879" calcext:value-type="float">
            <text:p>0.101620952416879</text:p>
          </table:table-cell>
          <table:table-cell table:style-name="Default" table:formula="of:=[.D16]/[.D20]" office:value-type="float" office:value="0.110399455600437" calcext:value-type="float">
            <text:p>0.110399455600437</text:p>
          </table:table-cell>
          <table:table-cell table:style-name="Default" table:formula="of:=[.E16]/[.E20]" office:value-type="float" office:value="0.150863103191207" calcext:value-type="float">
            <text:p>0.150863103191207</text:p>
          </table:table-cell>
          <table:table-cell table:style-name="Default" table:formula="of:=[.F16]/[.F20]" office:value-type="float" office:value="0.194207342955467" calcext:value-type="float">
            <text:p>0.194207342955467</text:p>
          </table:table-cell>
          <table:table-cell table:style-name="Default" table:formula="of:=[.G16]/[.G20]" office:value-type="float" office:value="0.252499916473859" calcext:value-type="float">
            <text:p>0.252499916473859</text:p>
          </table:table-cell>
          <table:table-cell table:style-name="Default" table:formula="of:=[.H16]/[.H20]" office:value-type="float" office:value="0.155267241067734" calcext:value-type="float">
            <text:p>0.155267241067734</text:p>
          </table:table-cell>
          <table:table-cell table:style-name="Default" table:formula="of:=[.I16]/[.I20]" office:value-type="float" office:value="0.200162368720703" calcext:value-type="float">
            <text:p>0.200162368720703</text:p>
          </table:table-cell>
          <table:table-cell table:style-name="Default" table:formula="of:=[.J16]/[.J20]" office:value-type="float" office:value="0.230882566199775" calcext:value-type="float">
            <text:p>0.230882566199775</text:p>
          </table:table-cell>
          <table:table-cell table:style-name="Default" table:formula="of:=[.K16]/[.K20]" office:value-type="float" office:value="0.141908271623156" calcext:value-type="float">
            <text:p>0.141908271623156</text:p>
          </table:table-cell>
          <table:table-cell table:style-name="Default" table:formula="of:=[.L16]/[.L20]" office:value-type="float" office:value="0.0960208791414457" calcext:value-type="float">
            <text:p>0.096020879141446</text:p>
          </table:table-cell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1/F3</text:p>
          </table:table-cell>
          <table:table-cell table:style-name="Default" table:formula="of:=[.C26]/[.C30]" office:value-type="float" office:value="0.115918087113487" calcext:value-type="float">
            <text:p>0.115918087113487</text:p>
          </table:table-cell>
          <table:table-cell table:style-name="Default" table:formula="of:=[.D26]/[.D30]" office:value-type="float" office:value="0.121333819260907" calcext:value-type="float">
            <text:p>0.121333819260907</text:p>
          </table:table-cell>
          <table:table-cell table:style-name="Default" table:formula="of:=[.E26]/[.E30]" office:value-type="float" office:value="0.162160453049781" calcext:value-type="float">
            <text:p>0.162160453049781</text:p>
          </table:table-cell>
          <table:table-cell table:style-name="Default" table:formula="of:=[.F26]/[.F30]" office:value-type="float" office:value="0.207640313309923" calcext:value-type="float">
            <text:p>0.207640313309923</text:p>
          </table:table-cell>
          <table:table-cell table:style-name="Default" table:formula="of:=[.G26]/[.G30]" office:value-type="float" office:value="0.320475884471348" calcext:value-type="float">
            <text:p>0.320475884471348</text:p>
          </table:table-cell>
          <table:table-cell table:style-name="Default" table:formula="of:=[.H26]/[.H30]" office:value-type="float" office:value="0.157571745974806" calcext:value-type="float">
            <text:p>0.157571745974806</text:p>
          </table:table-cell>
          <table:table-cell table:style-name="Default" table:formula="of:=[.I26]/[.I30]" office:value-type="float" office:value="0.175022196180998" calcext:value-type="float">
            <text:p>0.175022196180998</text:p>
          </table:table-cell>
          <table:table-cell table:style-name="Default" table:formula="of:=[.J26]/[.J30]" office:value-type="float" office:value="0.255540276461821" calcext:value-type="float">
            <text:p>0.255540276461821</text:p>
          </table:table-cell>
          <table:table-cell table:style-name="Default" table:formula="of:=[.K26]/[.K30]" office:value-type="float" office:value="0.150971457480698" calcext:value-type="float">
            <text:p>0.150971457480698</text:p>
          </table:table-cell>
          <table:table-cell table:style-name="Default" table:formula="of:=[.L26]/[.L30]" office:value-type="float" office:value="0.144354586846929" calcext:value-type="float">
            <text:p>0.144354586846929</text:p>
          </table:table-cell>
          <table:table-cell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F2/F3</text:p>
          </table:table-cell>
          <table:table-cell table:style-name="Default" table:formula="of:=[.C8]/[.C10]" office:value-type="float" office:value="0.721403189907445" calcext:value-type="float">
            <text:p>0.721403189907445</text:p>
          </table:table-cell>
          <table:table-cell table:style-name="Default" table:formula="of:=[.D8]/[.D10]" office:value-type="float" office:value="0.68346511706461" calcext:value-type="float">
            <text:p>0.68346511706461</text:p>
          </table:table-cell>
          <table:table-cell table:style-name="Default" table:formula="of:=[.E8]/[.E10]" office:value-type="float" office:value="0.714875441472411" calcext:value-type="float">
            <text:p>0.714875441472411</text:p>
          </table:table-cell>
          <table:table-cell table:style-name="Default" table:formula="of:=[.F8]/[.F10]" office:value-type="float" office:value="0.658703096035227" calcext:value-type="float">
            <text:p>0.658703096035227</text:p>
          </table:table-cell>
          <table:table-cell table:style-name="Default" table:formula="of:=[.G8]/[.G10]" office:value-type="float" office:value="0.578624293238704" calcext:value-type="float">
            <text:p>0.578624293238704</text:p>
          </table:table-cell>
          <table:table-cell table:style-name="Default" table:formula="of:=[.H8]/[.H10]" office:value-type="float" office:value="0.614435863286445" calcext:value-type="float">
            <text:p>0.614435863286445</text:p>
          </table:table-cell>
          <table:table-cell table:style-name="Default" table:formula="of:=[.I8]/[.I10]" office:value-type="float" office:value="0.39450667753949" calcext:value-type="float">
            <text:p>0.39450667753949</text:p>
          </table:table-cell>
          <table:table-cell table:style-name="Default" table:formula="of:=[.J8]/[.J10]" office:value-type="float" office:value="0.416205672780188" calcext:value-type="float">
            <text:p>0.416205672780188</text:p>
          </table:table-cell>
          <table:table-cell table:style-name="Default" table:formula="of:=[.K8]/[.K10]" office:value-type="float" office:value="0.431714484363149" calcext:value-type="float">
            <text:p>0.431714484363149</text:p>
          </table:table-cell>
          <table:table-cell table:style-name="Default" table:formula="of:=[.L8]/[.L10]" office:value-type="float" office:value="0.572536186969126" calcext:value-type="float">
            <text:p>0.572536186969126</text:p>
          </table:table-cell>
          <table:table-cell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F2/F3</text:p>
          </table:table-cell>
          <table:table-cell table:style-name="Default" table:formula="of:=[.C18]/[.C20]" office:value-type="float" office:value="0.750750349844221" calcext:value-type="float">
            <text:p>0.750750349844221</text:p>
          </table:table-cell>
          <table:table-cell table:style-name="Default" table:formula="of:=[.D18]/[.D20]" office:value-type="float" office:value="0.61651771292704" calcext:value-type="float">
            <text:p>0.61651771292704</text:p>
          </table:table-cell>
          <table:table-cell table:style-name="Default" table:formula="of:=[.E18]/[.E20]" office:value-type="float" office:value="0.772408079280182" calcext:value-type="float">
            <text:p>0.772408079280182</text:p>
          </table:table-cell>
          <table:table-cell table:style-name="Default" table:formula="of:=[.F18]/[.F20]" office:value-type="float" office:value="0.749180110867314" calcext:value-type="float">
            <text:p>0.749180110867314</text:p>
          </table:table-cell>
          <table:table-cell table:style-name="Default" table:formula="of:=[.G18]/[.G20]" office:value-type="float" office:value="0.611367786833967" calcext:value-type="float">
            <text:p>0.611367786833967</text:p>
          </table:table-cell>
          <table:table-cell table:style-name="Default" table:formula="of:=[.H18]/[.H20]" office:value-type="float" office:value="0.707296256948021" calcext:value-type="float">
            <text:p>0.707296256948021</text:p>
          </table:table-cell>
          <table:table-cell table:style-name="Default" table:formula="of:=[.I18]/[.I20]" office:value-type="float" office:value="0.434545622377504" calcext:value-type="float">
            <text:p>0.434545622377504</text:p>
          </table:table-cell>
          <table:table-cell table:style-name="Default" table:formula="of:=[.J18]/[.J20]" office:value-type="float" office:value="0.477206793230286" calcext:value-type="float">
            <text:p>0.477206793230286</text:p>
          </table:table-cell>
          <table:table-cell table:style-name="Default" table:formula="of:=[.K18]/[.K20]" office:value-type="float" office:value="0.517427137888562" calcext:value-type="float">
            <text:p>0.517427137888562</text:p>
          </table:table-cell>
          <table:table-cell table:style-name="Default" table:formula="of:=[.L18]/[.L20]" office:value-type="float" office:value="0.585003720771496" calcext:value-type="float">
            <text:p>0.585003720771496</text:p>
          </table:table-cell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2/F3</text:p>
          </table:table-cell>
          <table:table-cell table:style-name="Default" table:formula="of:=[.C28]/[.C30]" office:value-type="float" office:value="0.753303868298022" calcext:value-type="float">
            <text:p>0.753303868298022</text:p>
          </table:table-cell>
          <table:table-cell table:style-name="Default" table:formula="of:=[.D28]/[.D30]" office:value-type="float" office:value="0.672636125357071" calcext:value-type="float">
            <text:p>0.672636125357071</text:p>
          </table:table-cell>
          <table:table-cell table:style-name="Default" table:formula="of:=[.E28]/[.E30]" office:value-type="float" office:value="0.757594261834354" calcext:value-type="float">
            <text:p>0.757594261834354</text:p>
          </table:table-cell>
          <table:table-cell table:style-name="Default" table:formula="of:=[.F28]/[.F30]" office:value-type="float" office:value="0.702134578624003" calcext:value-type="float">
            <text:p>0.702134578624003</text:p>
          </table:table-cell>
          <table:table-cell table:style-name="Default" table:formula="of:=[.G28]/[.G30]" office:value-type="float" office:value="0.621618484332472" calcext:value-type="float">
            <text:p>0.621618484332472</text:p>
          </table:table-cell>
          <table:table-cell table:style-name="Default" table:formula="of:=[.H28]/[.H30]" office:value-type="float" office:value="0.654057279985252" calcext:value-type="float">
            <text:p>0.654057279985252</text:p>
          </table:table-cell>
          <table:table-cell table:style-name="Default" table:formula="of:=[.I28]/[.I30]" office:value-type="float" office:value="0.373417052606455" calcext:value-type="float">
            <text:p>0.373417052606455</text:p>
          </table:table-cell>
          <table:table-cell table:style-name="Default" table:formula="of:=[.J28]/[.J30]" office:value-type="float" office:value="0.45456871811534" calcext:value-type="float">
            <text:p>0.45456871811534</text:p>
          </table:table-cell>
          <table:table-cell table:style-name="Default" table:formula="of:=[.K28]/[.K30]" office:value-type="float" office:value="0.409663908056863" calcext:value-type="float">
            <text:p>0.409663908056863</text:p>
          </table:table-cell>
          <table:table-cell table:style-name="Default" table:formula="of:=[.L28]/[.L30]" office:value-type="float" office:value="0.661297040955417" calcext:value-type="float">
            <text:p>0.661297040955417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F1/F2</text:p>
          </table:table-cell>
          <table:table-cell table:formula="of:=1/[.C36]" office:value-type="float" office:value="6.81354201353641" calcext:value-type="float">
            <text:p>6.81</text:p>
          </table:table-cell>
          <table:table-cell table:formula="of:=1/[.D36]" office:value-type="float" office:value="4.29155736962516" calcext:value-type="float">
            <text:p>4.29</text:p>
          </table:table-cell>
          <table:table-cell table:formula="of:=1/[.E36]" office:value-type="float" office:value="4.32526477708885" calcext:value-type="float">
            <text:p>4.33</text:p>
          </table:table-cell>
          <table:table-cell table:formula="of:=1/[.F36]" office:value-type="float" office:value="3.25937809573713" calcext:value-type="float">
            <text:p>3.26</text:p>
          </table:table-cell>
          <table:table-cell table:formula="of:=1/[.G36]" office:value-type="float" office:value="2.08050023032296" calcext:value-type="float">
            <text:p>2.08</text:p>
          </table:table-cell>
          <table:table-cell table:formula="of:=1/[.H36]" office:value-type="float" office:value="3.33338604948691" calcext:value-type="float">
            <text:p>3.33</text:p>
          </table:table-cell>
          <table:table-cell table:formula="of:=1/[.I36]" office:value-type="float" office:value="2.20721926939581" calcext:value-type="float">
            <text:p>2.21</text:p>
          </table:table-cell>
          <table:table-cell table:formula="of:=1/[.J36]" office:value-type="float" office:value="1.98697793969165" calcext:value-type="float">
            <text:p>1.99</text:p>
          </table:table-cell>
          <table:table-cell table:formula="of:=1/[.K36]" office:value-type="float" office:value="2.96077896965839" calcext:value-type="float">
            <text:p>2.96</text:p>
          </table:table-cell>
          <table:table-cell table:formula="of:=1/[.L36]" office:value-type="float" office:value="3.46124431944647" calcext:value-type="float">
            <text:p>3.46</text:p>
          </table:table-cell>
          <table:table-cell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F1/F2</text:p>
          </table:table-cell>
          <table:table-cell table:formula="of:=1/[.C37]" office:value-type="float" office:value="7.3877515609618" calcext:value-type="float">
            <text:p>7.39</text:p>
          </table:table-cell>
          <table:table-cell table:formula="of:=1/[.D37]" office:value-type="float" office:value="5.58442711129272" calcext:value-type="float">
            <text:p>5.58</text:p>
          </table:table-cell>
          <table:table-cell table:formula="of:=1/[.E37]" office:value-type="float" office:value="5.11992702616766" calcext:value-type="float">
            <text:p>5.12</text:p>
          </table:table-cell>
          <table:table-cell table:formula="of:=1/[.F37]" office:value-type="float" office:value="3.85763019804616" calcext:value-type="float">
            <text:p>3.86</text:p>
          </table:table-cell>
          <table:table-cell table:formula="of:=1/[.G37]" office:value-type="float" office:value="2.42125936266304" calcext:value-type="float">
            <text:p>2.42</text:p>
          </table:table-cell>
          <table:table-cell table:formula="of:=1/[.H37]" office:value-type="float" office:value="4.55534761926679" calcext:value-type="float">
            <text:p>4.56</text:p>
          </table:table-cell>
          <table:table-cell table:formula="of:=1/[.I37]" office:value-type="float" office:value="2.17096562732952" calcext:value-type="float">
            <text:p>2.17</text:p>
          </table:table-cell>
          <table:table-cell table:formula="of:=1/[.J37]" office:value-type="float" office:value="2.06688101698148" calcext:value-type="float">
            <text:p>2.07</text:p>
          </table:table-cell>
          <table:table-cell table:formula="of:=1/[.K37]" office:value-type="float" office:value="3.64620844134169" calcext:value-type="float">
            <text:p>3.65</text:p>
          </table:table-cell>
          <table:table-cell table:formula="of:=1/[.L37]" office:value-type="float" office:value="6.09246370166786" calcext:value-type="float">
            <text:p>6.09</text:p>
          </table:table-cell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1/F2</text:p>
          </table:table-cell>
          <table:table-cell table:formula="of:=1/[.C38]" office:value-type="float" office:value="6.49858781365601" calcext:value-type="float">
            <text:p>6.50</text:p>
          </table:table-cell>
          <table:table-cell table:formula="of:=1/[.D38]" office:value-type="float" office:value="5.54368212798679" calcext:value-type="float">
            <text:p>5.54</text:p>
          </table:table-cell>
          <table:table-cell table:formula="of:=1/[.E38]" office:value-type="float" office:value="4.67188052071969" calcext:value-type="float">
            <text:p>4.67</text:p>
          </table:table-cell>
          <table:table-cell table:formula="of:=1/[.F38]" office:value-type="float" office:value="3.38149450572251" calcext:value-type="float">
            <text:p>3.38</text:p>
          </table:table-cell>
          <table:table-cell table:formula="of:=1/[.G38]" office:value-type="float" office:value="1.93967319992855" calcext:value-type="float">
            <text:p>1.94</text:p>
          </table:table-cell>
          <table:table-cell table:formula="of:=1/[.H38]" office:value-type="float" office:value="4.15085379640224" calcext:value-type="float">
            <text:p>4.15</text:p>
          </table:table-cell>
          <table:table-cell table:formula="of:=1/[.I38]" office:value-type="float" office:value="2.13354112080898" calcext:value-type="float">
            <text:p>2.13</text:p>
          </table:table-cell>
          <table:table-cell table:formula="of:=1/[.J38]" office:value-type="float" office:value="1.77885351150606" calcext:value-type="float">
            <text:p>1.78</text:p>
          </table:table-cell>
          <table:table-cell table:formula="of:=1/[.K38]" office:value-type="float" office:value="2.71351893194274" calcext:value-type="float">
            <text:p>2.71</text:p>
          </table:table-cell>
          <table:table-cell table:formula="of:=1/[.L38]" office:value-type="float" office:value="4.58106012008226" calcext:value-type="float">
            <text:p>4.58</text:p>
          </table:table-cell>
          <table:table-cell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F1/F3</text:p>
          </table:table-cell>
          <table:table-cell table:formula="of:=1/[.C39]" office:value-type="float" office:value="9.44484597359567" calcext:value-type="float">
            <text:p>9.44</text:p>
          </table:table-cell>
          <table:table-cell table:formula="of:=1/[.D39]" office:value-type="float" office:value="6.27911690366411" calcext:value-type="float">
            <text:p>6.28</text:p>
          </table:table-cell>
          <table:table-cell table:formula="of:=1/[.E39]" office:value-type="float" office:value="6.05037538872535" calcext:value-type="float">
            <text:p>6.05</text:p>
          </table:table-cell>
          <table:table-cell table:formula="of:=1/[.F39]" office:value-type="float" office:value="4.94817485351976" calcext:value-type="float">
            <text:p>4.95</text:p>
          </table:table-cell>
          <table:table-cell table:formula="of:=1/[.G39]" office:value-type="float" office:value="3.5955977905419" calcext:value-type="float">
            <text:p>3.60</text:p>
          </table:table-cell>
          <table:table-cell table:formula="of:=1/[.H39]" office:value-type="float" office:value="5.42511635251489" calcext:value-type="float">
            <text:p>5.43</text:p>
          </table:table-cell>
          <table:table-cell table:formula="of:=1/[.I39]" office:value-type="float" office:value="5.59488443430685" calcext:value-type="float">
            <text:p>5.59</text:p>
          </table:table-cell>
          <table:table-cell table:formula="of:=1/[.J39]" office:value-type="float" office:value="4.77402897086662" calcext:value-type="float">
            <text:p>4.77</text:p>
          </table:table-cell>
          <table:table-cell table:formula="of:=1/[.K39]" office:value-type="float" office:value="6.85818770715102" calcext:value-type="float">
            <text:p>6.86</text:p>
          </table:table-cell>
          <table:table-cell table:formula="of:=1/[.L39]" office:value-type="float" office:value="6.04545948050811" calcext:value-type="float">
            <text:p>6.05</text:p>
          </table:table-cell>
          <table:table-cell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F1/F3</text:p>
          </table:table-cell>
          <table:table-cell table:formula="of:=1/[.C40]" office:value-type="float" office:value="9.84049033409676" calcext:value-type="float">
            <text:p>9.84</text:p>
          </table:table-cell>
          <table:table-cell table:formula="of:=1/[.D40]" office:value-type="float" office:value="9.05801568097624" calcext:value-type="float">
            <text:p>9.06</text:p>
          </table:table-cell>
          <table:table-cell table:formula="of:=1/[.E40]" office:value-type="float" office:value="6.62852598711681" calcext:value-type="float">
            <text:p>6.63</text:p>
          </table:table-cell>
          <table:table-cell table:formula="of:=1/[.F40]" office:value-type="float" office:value="5.14913589147506" calcext:value-type="float">
            <text:p>5.15</text:p>
          </table:table-cell>
          <table:table-cell table:formula="of:=1/[.G40]" office:value-type="float" office:value="3.96039734968994" calcext:value-type="float">
            <text:p>3.96</text:p>
          </table:table-cell>
          <table:table-cell table:formula="of:=1/[.H40]" office:value-type="float" office:value="6.44050859101542" calcext:value-type="float">
            <text:p>6.44</text:p>
          </table:table-cell>
          <table:table-cell table:formula="of:=1/[.I40]" office:value-type="float" office:value="4.99594407475939" calcext:value-type="float">
            <text:p>5.00</text:p>
          </table:table-cell>
          <table:table-cell table:formula="of:=1/[.J40]" office:value-type="float" office:value="4.33120619048704" calcext:value-type="float">
            <text:p>4.33</text:p>
          </table:table-cell>
          <table:table-cell table:formula="of:=1/[.K40]" office:value-type="float" office:value="7.04680557772942" calcext:value-type="float">
            <text:p>7.05</text:p>
          </table:table-cell>
          <table:table-cell table:formula="of:=1/[.L40]" office:value-type="float" office:value="10.4144016274515" calcext:value-type="float">
            <text:p>10.41</text:p>
          </table:table-cell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1/F3</text:p>
          </table:table-cell>
          <table:table-cell table:formula="of:=1/[.C41]" office:value-type="float" office:value="8.62678141868379" calcext:value-type="float">
            <text:p>8.63</text:p>
          </table:table-cell>
          <table:table-cell table:formula="of:=1/[.D41]" office:value-type="float" office:value="8.24172523449272" calcext:value-type="float">
            <text:p>8.24</text:p>
          </table:table-cell>
          <table:table-cell table:formula="of:=1/[.E41]" office:value-type="float" office:value="6.16673166109749" calcext:value-type="float">
            <text:p>6.17</text:p>
          </table:table-cell>
          <table:table-cell table:formula="of:=1/[.F41]" office:value-type="float" office:value="4.81602047338181" calcext:value-type="float">
            <text:p>4.82</text:p>
          </table:table-cell>
          <table:table-cell table:formula="of:=1/[.G41]" office:value-type="float" office:value="3.12035959164161" calcext:value-type="float">
            <text:p>3.12</text:p>
          </table:table-cell>
          <table:table-cell table:formula="of:=1/[.H41]" office:value-type="float" office:value="6.34631541215447" calcext:value-type="float">
            <text:p>6.35</text:p>
          </table:table-cell>
          <table:table-cell table:formula="of:=1/[.I41]" office:value-type="float" office:value="5.71356103294383" calcext:value-type="float">
            <text:p>5.71</text:p>
          </table:table-cell>
          <table:table-cell table:formula="of:=1/[.J41]" office:value-type="float" office:value="3.91327744434605" calcext:value-type="float">
            <text:p>3.91</text:p>
          </table:table-cell>
          <table:table-cell table:formula="of:=1/[.K41]" office:value-type="float" office:value="6.6237686029351" calcext:value-type="float">
            <text:p>6.62</text:p>
          </table:table-cell>
          <table:table-cell table:formula="of:=1/[.L41]" office:value-type="float" office:value="6.92738638821628" calcext:value-type="float">
            <text:p>6.93</text:p>
          </table:table-cell>
          <table:table-cell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F2/F3</text:p>
          </table:table-cell>
          <table:table-cell table:formula="of:=1/[.C42]" office:value-type="float" office:value="1.38618738313078" calcext:value-type="float">
            <text:p>1.39</text:p>
          </table:table-cell>
          <table:table-cell table:formula="of:=1/[.D42]" office:value-type="float" office:value="1.46313246284589" calcext:value-type="float">
            <text:p>1.46</text:p>
          </table:table-cell>
          <table:table-cell table:formula="of:=1/[.E42]" office:value-type="float" office:value="1.39884508823009" calcext:value-type="float">
            <text:p>1.40</text:p>
          </table:table-cell>
          <table:table-cell table:formula="of:=1/[.F42]" office:value-type="float" office:value="1.51813465887599" calcext:value-type="float">
            <text:p>1.52</text:p>
          </table:table-cell>
          <table:table-cell table:formula="of:=1/[.G42]" office:value-type="float" office:value="1.72823715092007" calcext:value-type="float">
            <text:p>1.73</text:p>
          </table:table-cell>
          <table:table-cell table:formula="of:=1/[.H42]" office:value-type="float" office:value="1.62750916694752" calcext:value-type="float">
            <text:p>1.63</text:p>
          </table:table-cell>
          <table:table-cell table:formula="of:=1/[.I42]" office:value-type="float" office:value="2.53481134017028" calcext:value-type="float">
            <text:p>2.53</text:p>
          </table:table-cell>
          <table:table-cell table:formula="of:=1/[.J42]" office:value-type="float" office:value="2.40265826585245" calcext:value-type="float">
            <text:p>2.40</text:p>
          </table:table-cell>
          <table:table-cell table:formula="of:=1/[.K42]" office:value-type="float" office:value="2.31634572436263" calcext:value-type="float">
            <text:p>2.32</text:p>
          </table:table-cell>
          <table:table-cell table:formula="of:=1/[.L42]" office:value-type="float" office:value="1.74661448963387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F2/F3</text:p>
          </table:table-cell>
          <table:table-cell table:formula="of:=1/[.C43]" office:value-type="float" office:value="1.33200071129837" calcext:value-type="float">
            <text:p>1.33</text:p>
          </table:table-cell>
          <table:table-cell table:formula="of:=1/[.D43]" office:value-type="float" office:value="1.62201341345458" calcext:value-type="float">
            <text:p>1.62</text:p>
          </table:table-cell>
          <table:table-cell table:formula="of:=1/[.E43]" office:value-type="float" office:value="1.29465243415361" calcext:value-type="float">
            <text:p>1.29</text:p>
          </table:table-cell>
          <table:table-cell table:formula="of:=1/[.F43]" office:value-type="float" office:value="1.33479250916354" calcext:value-type="float">
            <text:p>1.33</text:p>
          </table:table-cell>
          <table:table-cell table:formula="of:=1/[.G43]" office:value-type="float" office:value="1.63567662794045" calcext:value-type="float">
            <text:p>1.64</text:p>
          </table:table-cell>
          <table:table-cell table:formula="of:=1/[.H43]" office:value-type="float" office:value="1.41383471236649" calcext:value-type="float">
            <text:p>1.41</text:p>
          </table:table-cell>
          <table:table-cell table:formula="of:=1/[.I43]" office:value-type="float" office:value="2.30125434132499" calcext:value-type="float">
            <text:p>2.30</text:p>
          </table:table-cell>
          <table:table-cell table:formula="of:=1/[.J43]" office:value-type="float" office:value="2.09552758717211" calcext:value-type="float">
            <text:p>2.10</text:p>
          </table:table-cell>
          <table:table-cell table:formula="of:=1/[.K43]" office:value-type="float" office:value="1.93263925831306" calcext:value-type="float">
            <text:p>1.93</text:p>
          </table:table-cell>
          <table:table-cell table:formula="of:=1/[.L43]" office:value-type="float" office:value="1.70939083717487" calcext:value-type="float">
            <text:p>1.71</text:p>
          </table:table-cell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2/F3</text:p>
          </table:table-cell>
          <table:table-cell table:formula="of:=1/[.C44]" office:value-type="float" office:value="1.32748555009992" calcext:value-type="float">
            <text:p>1.33</text:p>
          </table:table-cell>
          <table:table-cell table:formula="of:=1/[.D44]" office:value-type="float" office:value="1.48668791684233" calcext:value-type="float">
            <text:p>1.49</text:p>
          </table:table-cell>
          <table:table-cell table:formula="of:=1/[.E44]" office:value-type="float" office:value="1.31996775896733" calcext:value-type="float">
            <text:p>1.32</text:p>
          </table:table-cell>
          <table:table-cell table:formula="of:=1/[.F44]" office:value-type="float" office:value="1.42422838932065" calcext:value-type="float">
            <text:p>1.42</text:p>
          </table:table-cell>
          <table:table-cell table:formula="of:=1/[.G44]" office:value-type="float" office:value="1.60870377121082" calcext:value-type="float">
            <text:p>1.61</text:p>
          </table:table-cell>
          <table:table-cell table:formula="of:=1/[.H44]" office:value-type="float" office:value="1.52891807889142" calcext:value-type="float">
            <text:p>1.53</text:p>
          </table:table-cell>
          <table:table-cell table:formula="of:=1/[.I44]" office:value-type="float" office:value="2.67797089881136" calcext:value-type="float">
            <text:p>2.68</text:p>
          </table:table-cell>
          <table:table-cell table:formula="of:=1/[.J44]" office:value-type="float" office:value="2.19988741008409" calcext:value-type="float">
            <text:p>2.20</text:p>
          </table:table-cell>
          <table:table-cell table:formula="of:=1/[.K44]" office:value-type="float" office:value="2.44102538772148" calcext:value-type="float">
            <text:p>2.44</text:p>
          </table:table-cell>
          <table:table-cell table:formula="of:=1/[.L44]" office:value-type="float" office:value="1.5121797589707" calcext:value-type="float">
            <text:p>1.5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 table:number-columns-spanned="2" table:number-rows-spanned="1">
            <text:p>Phone</text:p>
          </table:table-cell>
          <table:covered-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F1/F2</text:p>
          </table:table-cell>
          <table:table-cell office:value-type="string" calcext:value-type="string">
            <text:p>G-EP</text:p>
          </table:table-cell>
          <table:table-cell table:formula="of:=SQRT(([.C48]-[.C49])^2)" office:value-type="float" office:value="0.574209547425393" calcext:value-type="float">
            <text:p>0.57</text:p>
          </table:table-cell>
          <table:table-cell table:formula="of:=SQRT(([.D48]-[.D49])^2)" office:value-type="float" office:value="1.29286974166756" calcext:value-type="float">
            <text:p>1.29</text:p>
          </table:table-cell>
          <table:table-cell table:formula="of:=SQRT(([.E48]-[.E49])^2)" office:value-type="float" office:value="0.794662249078815" calcext:value-type="float">
            <text:p>0.79</text:p>
          </table:table-cell>
          <table:table-cell table:formula="of:=SQRT(([.F48]-[.F49])^2)" office:value-type="float" office:value="0.598252102309029" calcext:value-type="float">
            <text:p>0.60</text:p>
          </table:table-cell>
          <table:table-cell table:formula="of:=SQRT(([.G48]-[.G49])^2)" office:value-type="float" office:value="0.340759132340086" calcext:value-type="float">
            <text:p>0.34</text:p>
          </table:table-cell>
          <table:table-cell table:formula="of:=SQRT(([.H48]-[.H49])^2)" office:value-type="float" office:value="1.22196156977988" calcext:value-type="float">
            <text:p>1.22</text:p>
          </table:table-cell>
          <table:table-cell table:formula="of:=SQRT(([.I48]-[.I49])^2)" office:value-type="float" office:value="0.0362536420662853" calcext:value-type="float">
            <text:p>0.04</text:p>
          </table:table-cell>
          <table:table-cell table:formula="of:=SQRT(([.J48]-[.J49])^2)" office:value-type="float" office:value="0.0799030772898348" calcext:value-type="float">
            <text:p>0.08</text:p>
          </table:table-cell>
          <table:table-cell table:formula="of:=SQRT(([.K48]-[.K49])^2)" office:value-type="float" office:value="0.685429471683302" calcext:value-type="float">
            <text:p>0.69</text:p>
          </table:table-cell>
          <table:table-cell table:formula="of:=SQRT(([.L48]-[.L49])^2)" office:value-type="float" office:value="2.63121938222139" calcext:value-type="float">
            <text:p>2.63</text:p>
          </table:table-cell>
          <table:table-cell table:style-name="ce3" table:formula="of:=SUM([.C59:.L59])" office:value-type="float" office:value="8.25551991586158" calcext:value-type="float">
            <text:p>8.26</text:p>
          </table:table-cell>
        </table:table-row>
        <table:table-row table:style-name="ro1">
          <table:covered-table-cell/>
          <table:table-cell office:value-type="string" calcext:value-type="string">
            <text:p>G-BP</text:p>
          </table:table-cell>
          <table:table-cell table:formula="of:=SQRT(([.C48]-[.C50])^2)" office:value-type="float" office:value="0.314954199880395" calcext:value-type="float">
            <text:p>0.31</text:p>
          </table:table-cell>
          <table:table-cell table:formula="of:=SQRT(([.D48]-[.D50])^2)" office:value-type="float" office:value="1.25212475836163" calcext:value-type="float">
            <text:p>1.25</text:p>
          </table:table-cell>
          <table:table-cell table:formula="of:=SQRT(([.E48]-[.E50])^2)" office:value-type="float" office:value="0.346615743630838" calcext:value-type="float">
            <text:p>0.35</text:p>
          </table:table-cell>
          <table:table-cell table:formula="of:=SQRT(([.F48]-[.F50])^2)" office:value-type="float" office:value="0.12211640998538" calcext:value-type="float">
            <text:p>0.12</text:p>
          </table:table-cell>
          <table:table-cell table:formula="of:=SQRT(([.G48]-[.G50])^2)" office:value-type="float" office:value="0.140827030394408" calcext:value-type="float">
            <text:p>0.14</text:p>
          </table:table-cell>
          <table:table-cell table:formula="of:=SQRT(([.H48]-[.H50])^2)" office:value-type="float" office:value="0.817467746915335" calcext:value-type="float">
            <text:p>0.82</text:p>
          </table:table-cell>
          <table:table-cell table:formula="of:=SQRT(([.I48]-[.I50])^2)" office:value-type="float" office:value="0.0736781485868265" calcext:value-type="float">
            <text:p>0.07</text:p>
          </table:table-cell>
          <table:table-cell table:formula="of:=SQRT(([.J48]-[.J50])^2)" office:value-type="float" office:value="0.208124428185592" calcext:value-type="float">
            <text:p>0.21</text:p>
          </table:table-cell>
          <table:table-cell table:formula="of:=SQRT(([.K48]-[.K50])^2)" office:value-type="float" office:value="0.24726003771565" calcext:value-type="float">
            <text:p>0.25</text:p>
          </table:table-cell>
          <table:table-cell table:formula="of:=SQRT(([.L48]-[.L50])^2)" office:value-type="float" office:value="1.11981580063579" calcext:value-type="float">
            <text:p>1.12</text:p>
          </table:table-cell>
          <table:table-cell table:style-name="ce3" table:formula="of:=SUM([.C60:.L60])" office:value-type="float" office:value="4.64298430429184" calcext:value-type="float">
            <text:p>4.64</text:p>
          </table:table-cell>
        </table:table-row>
        <table:table-row table:style-name="ro1">
          <table:covered-table-cell/>
          <table:table-cell office:value-type="string" calcext:value-type="string">
            <text:p>BP-EP</text:p>
          </table:table-cell>
          <table:table-cell table:formula="of:=SQRT(([.C49]-[.C50])^2)" office:value-type="float" office:value="0.889163747305788" calcext:value-type="float">
            <text:p>0.89</text:p>
          </table:table-cell>
          <table:table-cell table:formula="of:=SQRT(([.D49]-[.D50])^2)" office:value-type="float" office:value="0.0407449833059346" calcext:value-type="float">
            <text:p>0.04</text:p>
          </table:table-cell>
          <table:table-cell table:formula="of:=SQRT(([.E49]-[.E50])^2)" office:value-type="float" office:value="0.448046505447977" calcext:value-type="float">
            <text:p>0.45</text:p>
          </table:table-cell>
          <table:table-cell table:formula="of:=SQRT(([.F49]-[.F50])^2)" office:value-type="float" office:value="0.476135692323649" calcext:value-type="float">
            <text:p>0.48</text:p>
          </table:table-cell>
          <table:table-cell table:formula="of:=SQRT(([.G49]-[.G50])^2)" office:value-type="float" office:value="0.481586162734494" calcext:value-type="float">
            <text:p>0.48</text:p>
          </table:table-cell>
          <table:table-cell table:formula="of:=SQRT(([.H49]-[.H50])^2)" office:value-type="float" office:value="0.404493822864546" calcext:value-type="float">
            <text:p>0.40</text:p>
          </table:table-cell>
          <table:table-cell table:formula="of:=SQRT(([.I49]-[.I50])^2)" office:value-type="float" office:value="0.0374245065205412" calcext:value-type="float">
            <text:p>0.04</text:p>
          </table:table-cell>
          <table:table-cell table:formula="of:=SQRT(([.J49]-[.J50])^2)" office:value-type="float" office:value="0.288027505475427" calcext:value-type="float">
            <text:p>0.29</text:p>
          </table:table-cell>
          <table:table-cell table:formula="of:=SQRT(([.K49]-[.K50])^2)" office:value-type="float" office:value="0.932689509398952" calcext:value-type="float">
            <text:p>0.93</text:p>
          </table:table-cell>
          <table:table-cell table:formula="of:=SQRT(([.L49]-[.L50])^2)" office:value-type="float" office:value="1.5114035815856" calcext:value-type="float">
            <text:p>1.51</text:p>
          </table:table-cell>
          <table:table-cell table:style-name="ce3" table:formula="of:=SUM([.C61:.L61])" office:value-type="float" office:value="5.50971601696291" calcext:value-type="float">
            <text:p>5.5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1/F3</text:p>
          </table:table-cell>
          <table:table-cell office:value-type="string" calcext:value-type="string">
            <text:p>G-EP</text:p>
          </table:table-cell>
          <table:table-cell table:formula="of:=SQRT(([.C51]-[.C52])^2)" office:value-type="float" office:value="0.395644360501089" calcext:value-type="float">
            <text:p>0.40</text:p>
          </table:table-cell>
          <table:table-cell table:formula="of:=SQRT(([.D51]-[.D52])^2)" office:value-type="float" office:value="2.77889877731212" calcext:value-type="float">
            <text:p>2.78</text:p>
          </table:table-cell>
          <table:table-cell table:formula="of:=SQRT(([.E51]-[.E52])^2)" office:value-type="float" office:value="0.578150598391465" calcext:value-type="float">
            <text:p>0.58</text:p>
          </table:table-cell>
          <table:table-cell table:formula="of:=SQRT(([.F51]-[.F52])^2)" office:value-type="float" office:value="0.200961037955298" calcext:value-type="float">
            <text:p>0.20</text:p>
          </table:table-cell>
          <table:table-cell table:formula="of:=SQRT(([.G51]-[.G52])^2)" office:value-type="float" office:value="0.364799559148032" calcext:value-type="float">
            <text:p>0.36</text:p>
          </table:table-cell>
          <table:table-cell table:formula="of:=SQRT(([.H51]-[.H52])^2)" office:value-type="float" office:value="1.01539223850052" calcext:value-type="float">
            <text:p>1.02</text:p>
          </table:table-cell>
          <table:table-cell table:formula="of:=SQRT(([.I51]-[.I52])^2)" office:value-type="float" office:value="0.598940359547462" calcext:value-type="float">
            <text:p>0.60</text:p>
          </table:table-cell>
          <table:table-cell table:formula="of:=SQRT(([.J51]-[.J52])^2)" office:value-type="float" office:value="0.442822780379585" calcext:value-type="float">
            <text:p>0.44</text:p>
          </table:table-cell>
          <table:table-cell table:formula="of:=SQRT(([.K51]-[.K52])^2)" office:value-type="float" office:value="0.188617870578399" calcext:value-type="float">
            <text:p>0.19</text:p>
          </table:table-cell>
          <table:table-cell table:formula="of:=SQRT(([.L51]-[.L52])^2)" office:value-type="float" office:value="4.36894214694343" calcext:value-type="float">
            <text:p>4.37</text:p>
          </table:table-cell>
          <table:table-cell table:style-name="ce3" table:formula="of:=SUM([.C62:.L62])" office:value-type="float" office:value="10.9331697292574" calcext:value-type="float">
            <text:p>10.93</text:p>
          </table:table-cell>
        </table:table-row>
        <table:table-row table:style-name="ro1">
          <table:covered-table-cell/>
          <table:table-cell office:value-type="string" calcext:value-type="string">
            <text:p>G-BP</text:p>
          </table:table-cell>
          <table:table-cell table:formula="of:=SQRT(([.C51]-[.C53])^2)" office:value-type="float" office:value="0.818064554911878" calcext:value-type="float">
            <text:p>0.82</text:p>
          </table:table-cell>
          <table:table-cell table:formula="of:=SQRT(([.D51]-[.D53])^2)" office:value-type="float" office:value="1.96260833082861" calcext:value-type="float">
            <text:p>1.96</text:p>
          </table:table-cell>
          <table:table-cell table:formula="of:=SQRT(([.E51]-[.E53])^2)" office:value-type="float" office:value="0.116356272372144" calcext:value-type="float">
            <text:p>0.12</text:p>
          </table:table-cell>
          <table:table-cell table:formula="of:=SQRT(([.F51]-[.F53])^2)" office:value-type="float" office:value="0.132154380137957" calcext:value-type="float">
            <text:p>0.13</text:p>
          </table:table-cell>
          <table:table-cell table:formula="of:=SQRT(([.G51]-[.G53])^2)" office:value-type="float" office:value="0.475238198900297" calcext:value-type="float">
            <text:p>0.48</text:p>
          </table:table-cell>
          <table:table-cell table:formula="of:=SQRT(([.H51]-[.H53])^2)" office:value-type="float" office:value="0.921199059639577" calcext:value-type="float">
            <text:p>0.92</text:p>
          </table:table-cell>
          <table:table-cell table:formula="of:=SQRT(([.I51]-[.I53])^2)" office:value-type="float" office:value="0.118676598636978" calcext:value-type="float">
            <text:p>0.12</text:p>
          </table:table-cell>
          <table:table-cell table:formula="of:=SQRT(([.J51]-[.J53])^2)" office:value-type="float" office:value="0.86075152652057" calcext:value-type="float">
            <text:p>0.86</text:p>
          </table:table-cell>
          <table:table-cell table:formula="of:=SQRT(([.K51]-[.K53])^2)" office:value-type="float" office:value="0.234419104215917" calcext:value-type="float">
            <text:p>0.23</text:p>
          </table:table-cell>
          <table:table-cell table:formula="of:=SQRT(([.L51]-[.L53])^2)" office:value-type="float" office:value="0.881926907708171" calcext:value-type="float">
            <text:p>0.88</text:p>
          </table:table-cell>
          <table:table-cell table:style-name="ce3" table:formula="of:=SUM([.C63:.L63])" office:value-type="float" office:value="6.5213949338721" calcext:value-type="float">
            <text:p>6.52</text:p>
          </table:table-cell>
        </table:table-row>
        <table:table-row table:style-name="ro1">
          <table:covered-table-cell/>
          <table:table-cell office:value-type="string" calcext:value-type="string">
            <text:p>BP-EP</text:p>
          </table:table-cell>
          <table:table-cell table:formula="of:=SQRT(([.C52]-[.C53])^2)" office:value-type="float" office:value="1.21370891541297" calcext:value-type="float">
            <text:p>1.21</text:p>
          </table:table-cell>
          <table:table-cell table:formula="of:=SQRT(([.D52]-[.D53])^2)" office:value-type="float" office:value="0.816290446483517" calcext:value-type="float">
            <text:p>0.82</text:p>
          </table:table-cell>
          <table:table-cell table:formula="of:=SQRT(([.E52]-[.E53])^2)" office:value-type="float" office:value="0.461794326019321" calcext:value-type="float">
            <text:p>0.46</text:p>
          </table:table-cell>
          <table:table-cell table:formula="of:=SQRT(([.F52]-[.F53])^2)" office:value-type="float" office:value="0.333115418093255" calcext:value-type="float">
            <text:p>0.33</text:p>
          </table:table-cell>
          <table:table-cell table:formula="of:=SQRT(([.G52]-[.G53])^2)" office:value-type="float" office:value="0.840037758048329" calcext:value-type="float">
            <text:p>0.84</text:p>
          </table:table-cell>
          <table:table-cell table:formula="of:=SQRT(([.H52]-[.H53])^2)" office:value-type="float" office:value="0.0941931788609471" calcext:value-type="float">
            <text:p>0.09</text:p>
          </table:table-cell>
          <table:table-cell table:formula="of:=SQRT(([.I52]-[.I53])^2)" office:value-type="float" office:value="0.71761695818444" calcext:value-type="float">
            <text:p>0.72</text:p>
          </table:table-cell>
          <table:table-cell table:formula="of:=SQRT(([.J52]-[.J53])^2)" office:value-type="float" office:value="0.417928746140984" calcext:value-type="float">
            <text:p>0.42</text:p>
          </table:table-cell>
          <table:table-cell table:formula="of:=SQRT(([.K52]-[.K53])^2)" office:value-type="float" office:value="0.423036974794316" calcext:value-type="float">
            <text:p>0.42</text:p>
          </table:table-cell>
          <table:table-cell table:formula="of:=SQRT(([.L52]-[.L53])^2)" office:value-type="float" office:value="3.48701523923525" calcext:value-type="float">
            <text:p>3.49</text:p>
          </table:table-cell>
          <table:table-cell table:style-name="ce3" table:formula="of:=SUM([.C64:.L64])" office:value-type="float" office:value="8.80473796127333" calcext:value-type="float">
            <text:p>8.8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F2/F3</text:p>
          </table:table-cell>
          <table:table-cell office:value-type="string" calcext:value-type="string">
            <text:p>G-EP</text:p>
          </table:table-cell>
          <table:table-cell table:formula="of:=SQRT(([.C54]-[.C55])^2)" office:value-type="float" office:value="0.0541866718324169" calcext:value-type="float">
            <text:p>0.05</text:p>
          </table:table-cell>
          <table:table-cell table:formula="of:=SQRT(([.D54]-[.D55])^2)" office:value-type="float" office:value="0.158880950608688" calcext:value-type="float">
            <text:p>0.16</text:p>
          </table:table-cell>
          <table:table-cell table:formula="of:=SQRT(([.E54]-[.E55])^2)" office:value-type="float" office:value="0.104192654076482" calcext:value-type="float">
            <text:p>0.10</text:p>
          </table:table-cell>
          <table:table-cell table:formula="of:=SQRT(([.F54]-[.F55])^2)" office:value-type="float" office:value="0.183342149712454" calcext:value-type="float">
            <text:p>0.18</text:p>
          </table:table-cell>
          <table:table-cell table:formula="of:=SQRT(([.G54]-[.G55])^2)" office:value-type="float" office:value="0.092560522979622" calcext:value-type="float">
            <text:p>0.09</text:p>
          </table:table-cell>
          <table:table-cell table:formula="of:=SQRT(([.H54]-[.H55])^2)" office:value-type="float" office:value="0.213674454581026" calcext:value-type="float">
            <text:p>0.21</text:p>
          </table:table-cell>
          <table:table-cell table:formula="of:=SQRT(([.I54]-[.I55])^2)" office:value-type="float" office:value="0.233556998845295" calcext:value-type="float">
            <text:p>0.23</text:p>
          </table:table-cell>
          <table:table-cell table:formula="of:=SQRT(([.J54]-[.J55])^2)" office:value-type="float" office:value="0.307130678680347" calcext:value-type="float">
            <text:p>0.31</text:p>
          </table:table-cell>
          <table:table-cell table:formula="of:=SQRT(([.K54]-[.K55])^2)" office:value-type="float" office:value="0.383706466049575" calcext:value-type="float">
            <text:p>0.38</text:p>
          </table:table-cell>
          <table:table-cell table:formula="of:=SQRT(([.L54]-[.L55])^2)" office:value-type="float" office:value="0.0372236524589997" calcext:value-type="float">
            <text:p>0.04</text:p>
          </table:table-cell>
          <table:table-cell table:style-name="ce3" table:formula="of:=SUM([.C65:.L65])" office:value-type="float" office:value="1.76845519982491" calcext:value-type="float">
            <text:p>1.77</text:p>
          </table:table-cell>
        </table:table-row>
        <table:table-row table:style-name="ro1">
          <table:covered-table-cell/>
          <table:table-cell office:value-type="string" calcext:value-type="string">
            <text:p>G-BP</text:p>
          </table:table-cell>
          <table:table-cell table:formula="of:=SQRT(([.C54]-[.C56])^2)" office:value-type="float" office:value="0.0587018330308589" calcext:value-type="float">
            <text:p>0.06</text:p>
          </table:table-cell>
          <table:table-cell table:formula="of:=SQRT(([.D54]-[.D56])^2)" office:value-type="float" office:value="0.0235554539964355" calcext:value-type="float">
            <text:p>0.02</text:p>
          </table:table-cell>
          <table:table-cell table:formula="of:=SQRT(([.E54]-[.E56])^2)" office:value-type="float" office:value="0.0788773292627614" calcext:value-type="float">
            <text:p>0.08</text:p>
          </table:table-cell>
          <table:table-cell table:formula="of:=SQRT(([.F54]-[.F56])^2)" office:value-type="float" office:value="0.0939062695553388" calcext:value-type="float">
            <text:p>0.09</text:p>
          </table:table-cell>
          <table:table-cell table:formula="of:=SQRT(([.G54]-[.G56])^2)" office:value-type="float" office:value="0.119533379709257" calcext:value-type="float">
            <text:p>0.12</text:p>
          </table:table-cell>
          <table:table-cell table:formula="of:=SQRT(([.H54]-[.H56])^2)" office:value-type="float" office:value="0.0985910880560936" calcext:value-type="float">
            <text:p>0.10</text:p>
          </table:table-cell>
          <table:table-cell table:formula="of:=SQRT(([.I54]-[.I56])^2)" office:value-type="float" office:value="0.143159558641083" calcext:value-type="float">
            <text:p>0.14</text:p>
          </table:table-cell>
          <table:table-cell table:formula="of:=SQRT(([.J54]-[.J56])^2)" office:value-type="float" office:value="0.202770855768362" calcext:value-type="float">
            <text:p>0.20</text:p>
          </table:table-cell>
          <table:table-cell table:formula="of:=SQRT(([.K54]-[.K56])^2)" office:value-type="float" office:value="0.124679663358846" calcext:value-type="float">
            <text:p>0.12</text:p>
          </table:table-cell>
          <table:table-cell table:formula="of:=SQRT(([.L54]-[.L56])^2)" office:value-type="float" office:value="0.234434730663166" calcext:value-type="float">
            <text:p>0.23</text:p>
          </table:table-cell>
          <table:table-cell table:style-name="ce3" table:formula="of:=SUM([.C66:.L66])" office:value-type="float" office:value="1.1782101620422" calcext:value-type="float">
            <text:p>1.18</text:p>
          </table:table-cell>
        </table:table-row>
        <table:table-row table:style-name="ro1">
          <table:covered-table-cell/>
          <table:table-cell office:value-type="string" calcext:value-type="string">
            <text:p>BP-EP</text:p>
          </table:table-cell>
          <table:table-cell table:formula="of:=SQRT(([.C55]-[.C56])^2)" office:value-type="float" office:value="0.00451516119844198" calcext:value-type="float">
            <text:p>0.00</text:p>
          </table:table-cell>
          <table:table-cell table:formula="of:=SQRT(([.D55]-[.D56])^2)" office:value-type="float" office:value="0.135325496612253" calcext:value-type="float">
            <text:p>0.14</text:p>
          </table:table-cell>
          <table:table-cell table:formula="of:=SQRT(([.E55]-[.E56])^2)" office:value-type="float" office:value="0.0253153248137208" calcext:value-type="float">
            <text:p>0.03</text:p>
          </table:table-cell>
          <table:table-cell table:formula="of:=SQRT(([.F55]-[.F56])^2)" office:value-type="float" office:value="0.0894358801571156" calcext:value-type="float">
            <text:p>0.09</text:p>
          </table:table-cell>
          <table:table-cell table:formula="of:=SQRT(([.G55]-[.G56])^2)" office:value-type="float" office:value="0.0269728567296346" calcext:value-type="float">
            <text:p>0.03</text:p>
          </table:table-cell>
          <table:table-cell table:formula="of:=SQRT(([.H55]-[.H56])^2)" office:value-type="float" office:value="0.115083366524933" calcext:value-type="float">
            <text:p>0.12</text:p>
          </table:table-cell>
          <table:table-cell table:formula="of:=SQRT(([.I55]-[.I56])^2)" office:value-type="float" office:value="0.376716557486378" calcext:value-type="float">
            <text:p>0.38</text:p>
          </table:table-cell>
          <table:table-cell table:formula="of:=SQRT(([.J55]-[.J56])^2)" office:value-type="float" office:value="0.104359822911985" calcext:value-type="float">
            <text:p>0.10</text:p>
          </table:table-cell>
          <table:table-cell table:formula="of:=SQRT(([.K55]-[.K56])^2)" office:value-type="float" office:value="0.50838612940842" calcext:value-type="float">
            <text:p>0.51</text:p>
          </table:table-cell>
          <table:table-cell table:formula="of:=SQRT(([.L55]-[.L56])^2)" office:value-type="float" office:value="0.197211078204166" calcext:value-type="float">
            <text:p>0.20</text:p>
          </table:table-cell>
          <table:table-cell table:style-name="ce3" table:formula="of:=SUM([.C67:.L67])" office:value-type="float" office:value="1.58332167404705" calcext:value-type="float">
            <text:p>1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08:49:26.259935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09:39:05.145906758</meta:creation-date>
    <dc:date>2020-04-15T22:43:55.965755189</dc:date>
    <meta:editing-duration>PT14H13M17S</meta:editing-duration>
    <meta:editing-cycles>7</meta:editing-cycles>
    <meta:generator>LibreOffice/6.3.4.2.0$Linux_X86_64 LibreOffice_project/30$Build-2</meta:generator>
    <meta:document-statistic meta:table-count="1" meta:cell-count="688" meta:object-count="0"/>
  </office:meta>
</office:document-meta>
</file>